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39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MU Serif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style:font-name="CMU Serif"/>
    </style:style>
    <style:style style:name="ce3" style:family="table-cell" style:parent-style-name="Default">
      <style:text-properties style:font-name="CMU Serif"/>
    </style:style>
    <style:style style:name="ce4" style:family="table-cell" style:parent-style-name="Default" style:data-style-name="N61">
      <style:text-properties style:font-name="CMU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vonTrening" table:style-name="ta1">
        <table:shapes>
          <draw:frame draw:z-index="0" draw:style-name="gr1" draw:text-style-name="P1" svg:width="2880pt" svg:height="1440pt" svg:x="266.06pt" svg:y="18.48pt">
            <loext:p draw:notify-on-update-of-ranges="vonTrening.A1:vonTrening.A1 vonTrening.A2:vonTrening.A201 vonTrening.B1:vonTrening.B1 vonTrening.B2:vonTrening.B201 vonTrening.C1:vonTrening.C1 vonTrening.C2:vonTrening.C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4173" calcext:value-type="float">
            <text:p>0.002417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29635" calcext:value-type="float">
            <text:p>0.022963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21276" calcext:value-type="float">
            <text:p>0.0022127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83215" calcext:value-type="float">
            <text:p>0.018321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16614" calcext:value-type="float">
            <text:p>0.011661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929642" calcext:value-type="float">
            <text:p>0.0092964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50046" calcext:value-type="float">
            <text:p>0.025004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57183" calcext:value-type="float">
            <text:p>0.015718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50815" calcext:value-type="float">
            <text:p>0.005081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420484" calcext:value-type="float">
            <text:p>0.0042048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928634" calcext:value-type="float">
            <text:p>0.0092863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28244" calcext:value-type="float">
            <text:p>0.0022824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13373" calcext:value-type="float">
            <text:p>0.011337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36197" calcext:value-type="float">
            <text:p>0.0136197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7197" calcext:value-type="float">
            <text:p>0.017197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7197" calcext:value-type="float">
            <text:p>0.017197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121701" calcext:value-type="float">
            <text:p>0.0012170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805891" calcext:value-type="float">
            <text:p>0.0080589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104308" calcext:value-type="float">
            <text:p>1.04E-0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1856" calcext:value-type="float">
            <text:p>0.01185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706184" calcext:value-type="float">
            <text:p>0.0070618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58898" calcext:value-type="float">
            <text:p>0.0158898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703481" calcext:value-type="float">
            <text:p>0.0070348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76782" calcext:value-type="float">
            <text:p>0.017678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654131" calcext:value-type="float">
            <text:p>0.0065413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184578" calcext:value-type="float">
            <text:p>0.00184578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51557" calcext:value-type="float">
            <text:p>0.0251557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54387" calcext:value-type="float">
            <text:p>0.00254387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42144" calcext:value-type="float">
            <text:p>0.014214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477523" calcext:value-type="float">
            <text:p>0.0047752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569896" calcext:value-type="float">
            <text:p>0.0569896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65333" calcext:value-type="float">
            <text:p>0.0465333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716123" calcext:value-type="float">
            <text:p>0.0716123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08694" calcext:value-type="float">
            <text:p>0.0108694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51286" calcext:value-type="float">
            <text:p>0.0151286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694194" calcext:value-type="float">
            <text:p>0.00694194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0291" calcext:value-type="float">
            <text:p>0.020291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090906" calcext:value-type="float">
            <text:p>0.00090906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36118" calcext:value-type="float">
            <text:p>0.0136118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449142" calcext:value-type="float">
            <text:p>0.00449142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54097" calcext:value-type="float">
            <text:p>0.045409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77782" calcext:value-type="float">
            <text:p>0.0177782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06158" calcext:value-type="float">
            <text:p>0.0506158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12518" calcext:value-type="float">
            <text:p>0.0212518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00646" calcext:value-type="float">
            <text:p>0.0100646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02558" calcext:value-type="float">
            <text:p>0.0202558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87" calcext:value-type="float">
            <text:p>0.0238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465" calcext:value-type="float">
            <text:p>0.023465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49347" calcext:value-type="float">
            <text:p>0.024934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164911" calcext:value-type="float">
            <text:p>1.65E-02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16036" calcext:value-type="float">
            <text:p>0.0216036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62256" calcext:value-type="float">
            <text:p>0.0162256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63322" calcext:value-type="float">
            <text:p>0.0263322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272111" calcext:value-type="float">
            <text:p>2.72E-02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691254" calcext:value-type="float">
            <text:p>0.0691254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0519" calcext:value-type="float">
            <text:p>0.020519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92139" calcext:value-type="float">
            <text:p>0.0192139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893864" calcext:value-type="float">
            <text:p>0.00893864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88253" calcext:value-type="float">
            <text:p>0.0488253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69389" calcext:value-type="float">
            <text:p>0.0169389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67594" calcext:value-type="float">
            <text:p>0.067594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16178" calcext:value-type="float">
            <text:p>0.0316178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63248" calcext:value-type="float">
            <text:p>0.0363248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84615" calcext:value-type="float">
            <text:p>0.0384615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34188" calcext:value-type="float">
            <text:p>0.0534188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68753" calcext:value-type="float">
            <text:p>0.0268753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.0404024" calcext:value-type="float">
            <text:p>0.04040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17624" calcext:value-type="float">
            <text:p>0.011762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61461" calcext:value-type="float">
            <text:p>0.006146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28639" calcext:value-type="float">
            <text:p>0.022863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37923" calcext:value-type="float">
            <text:p>0.013792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0135243" calcext:value-type="float">
            <text:p>0.00013524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139686" calcext:value-type="float">
            <text:p>0.0013968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68341" calcext:value-type="float">
            <text:p>0.016834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table:style-name="ce2" office:value-type="float" office:value="0.0432919" calcext:value-type="float">
            <text:p>4.33E-0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60634" calcext:value-type="float">
            <text:p>0.026063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24559" calcext:value-type="float">
            <text:p>0.012455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8834" calcext:value-type="float">
            <text:p>0.00883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25984" calcext:value-type="float">
            <text:p>0.012598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61419" calcext:value-type="float">
            <text:p>6.14E-0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48331" calcext:value-type="float">
            <text:p>0.014833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745618" calcext:value-type="float">
            <text:p>0.00745618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61471" calcext:value-type="float">
            <text:p>0.016147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434271" calcext:value-type="float">
            <text:p>4.34E-0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30333" calcext:value-type="float">
            <text:p>0.013033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98342" calcext:value-type="float">
            <text:p>0.019834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141424" calcext:value-type="float">
            <text:p>1.41E-0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102785" calcext:value-type="float">
            <text:p>0.0010278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987992" calcext:value-type="float">
            <text:p>0.0098799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743783" calcext:value-type="float">
            <text:p>0.0074378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637054" calcext:value-type="float">
            <text:p>0.0063705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24883" calcext:value-type="float">
            <text:p>0.012488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05664" calcext:value-type="float">
            <text:p>0.010566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30836" calcext:value-type="float">
            <text:p>0.013083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36219" calcext:value-type="float">
            <text:p>0.013621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55533" calcext:value-type="float">
            <text:p>0.025553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31442" calcext:value-type="float">
            <text:p>0.023144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379261" calcext:value-type="float">
            <text:p>0.0037926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77022" calcext:value-type="float">
            <text:p>0.007702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377375" calcext:value-type="float">
            <text:p>0.0037737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73721" calcext:value-type="float">
            <text:p>0.017372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84282" calcext:value-type="float">
            <text:p>0.028428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712758" calcext:value-type="float">
            <text:p>0.00712758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870651" calcext:value-type="float">
            <text:p>0.0087065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66761" calcext:value-type="float">
            <text:p>0.0026676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02186" calcext:value-type="float">
            <text:p>0.020218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7551" calcext:value-type="float">
            <text:p>0.01755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52816" calcext:value-type="float">
            <text:p>0.0025281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56142" calcext:value-type="float">
            <text:p>0.0025614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888246" calcext:value-type="float">
            <text:p>0.0088824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46535" calcext:value-type="float">
            <text:p>0.024653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706553" calcext:value-type="float">
            <text:p>0.0070655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44731" calcext:value-type="float">
            <text:p>0.024473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333612" calcext:value-type="float">
            <text:p>0.033361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12633" calcext:value-type="float">
            <text:p>0.011263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343779" calcext:value-type="float">
            <text:p>0.034377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table:style-name="ce2" office:value-type="float" office:value="0.0256" calcext:value-type="float">
            <text:p>2.56E-0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757852" calcext:value-type="float">
            <text:p>0.0075785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74127" calcext:value-type="float">
            <text:p>0.0274127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01721" calcext:value-type="float">
            <text:p>0.010172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82525" calcext:value-type="float">
            <text:p>0.018252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49609" calcext:value-type="float">
            <text:p>0.014960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49943" calcext:value-type="float">
            <text:p>0.014994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350864" calcext:value-type="float">
            <text:p>0.035086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21181" calcext:value-type="float">
            <text:p>0.0022118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86312" calcext:value-type="float">
            <text:p>0.028631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64593" calcext:value-type="float">
            <text:p>0.006459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51263" calcext:value-type="float">
            <text:p>0.015126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73913" calcext:value-type="float">
            <text:p>0.017391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471443" calcext:value-type="float">
            <text:p>0.0047144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405309" calcext:value-type="float">
            <text:p>0.0040530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484204" calcext:value-type="float">
            <text:p>0.0048420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76938" calcext:value-type="float">
            <text:p>0.0276938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29996" calcext:value-type="float">
            <text:p>0.022999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39519" calcext:value-type="float">
            <text:p>0.013951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504744" calcext:value-type="float">
            <text:p>0.0050474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111461" calcext:value-type="float">
            <text:p>1.11E-0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51598" calcext:value-type="float">
            <text:p>0.0051598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906345" calcext:value-type="float">
            <text:p>0.0090634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731674" calcext:value-type="float">
            <text:p>0.0073167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51369" calcext:value-type="float">
            <text:p>0.025136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380467" calcext:value-type="float">
            <text:p>0.0380467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51823" calcext:value-type="float">
            <text:p>0.015182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56571" calcext:value-type="float">
            <text:p>0.0025657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48268" calcext:value-type="float">
            <text:p>0.00248268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64483" calcext:value-type="float">
            <text:p>0.006448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901967" calcext:value-type="float">
            <text:p>9.02E-0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332594" calcext:value-type="float">
            <text:p>3.33E-0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895417" calcext:value-type="float">
            <text:p>0.00895417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40918" calcext:value-type="float">
            <text:p>0.0140918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524256" calcext:value-type="float">
            <text:p>0.0052425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0138223" calcext:value-type="float">
            <text:p>0.00013822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01652" calcext:value-type="float">
            <text:p>0.020165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63259" calcext:value-type="float">
            <text:p>0.026325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75439" calcext:value-type="float">
            <text:p>0.017543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878206" calcext:value-type="float">
            <text:p>0.0087820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882933" calcext:value-type="float">
            <text:p>0.0088293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4052" calcext:value-type="float">
            <text:p>0.002405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567436" calcext:value-type="float">
            <text:p>5.67E-0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92459" calcext:value-type="float">
            <text:p>0.029245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315106" calcext:value-type="float">
            <text:p>0.031510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49559" calcext:value-type="float">
            <text:p>0.0024955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423483" calcext:value-type="float">
            <text:p>0.042348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400255" calcext:value-type="float">
            <text:p>0.040025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63886" calcext:value-type="float">
            <text:p>0.016388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74169" calcext:value-type="float">
            <text:p>0.027416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48091" calcext:value-type="float">
            <text:p>0.024809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07595" calcext:value-type="float">
            <text:p>0.0107595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815162" calcext:value-type="float">
            <text:p>0.0081516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904858" calcext:value-type="float">
            <text:p>0.00904858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74761" calcext:value-type="float">
            <text:p>0.0174761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47132" calcext:value-type="float">
            <text:p>0.014713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633821" calcext:value-type="float">
            <text:p>6.34E-0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16482" calcext:value-type="float">
            <text:p>0.011648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28587" calcext:value-type="float">
            <text:p>0.0228587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345069" calcext:value-type="float">
            <text:p>0.034506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914109" calcext:value-type="float">
            <text:p>0.0091410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15339" calcext:value-type="float">
            <text:p>0.011533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623837" calcext:value-type="float">
            <text:p>0.00623837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64147" calcext:value-type="float">
            <text:p>0.00264147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62449" calcext:value-type="float">
            <text:p>0.016244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36378" calcext:value-type="float">
            <text:p>0.0136378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632104" calcext:value-type="float">
            <text:p>0.0063210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372624" calcext:value-type="float">
            <text:p>0.00372624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520197" calcext:value-type="float">
            <text:p>5.20E-0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47312" calcext:value-type="float">
            <text:p>0.00247312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141359" calcext:value-type="float">
            <text:p>0.0141359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295523" calcext:value-type="float">
            <text:p>0.029552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471216" calcext:value-type="float">
            <text:p>0.0047121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221023" calcext:value-type="float">
            <text:p>0.00221023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>
          <table:table-cell office:value-type="float" office:value="0.00627646" calcext:value-type="float">
            <text:p>0.00627646</text:p>
          </table:table-cell>
          <table:table-cell office:value-type="float" office:value="0.0404024" calcext:value-type="float">
            <text:p>0.0404024</text:p>
          </table:table-cell>
          <table:table-cell table:number-columns-repeated="1022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nTest" table:style-name="ta1">
        <table:shapes>
          <draw:frame draw:z-index="0" draw:style-name="gr1" draw:text-style-name="P1" svg:width="2880pt" svg:height="1440pt" svg:x="332.48pt" svg:y="164.58pt">
            <loext:p draw:notify-on-update-of-ranges="vonTest.A1:vonTest.A1 vonTest.A2:vonTest.A248 vonTest.B1:vonTest.B1 vonTest.B2:vonTest.B248 vonTest.C1:vonTest.C1 vonTest.C2:vonTest.C248 vonTest.D1:vonTest.D1 vonTest.D2:vonTest.D2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20" table:default-cell-style-name="ce3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č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0"/>
        </table:table-row>
        <table:table-row table:style-name="ro1">
          <table:table-cell office:value-type="float" office:value="0.0356082" calcext:value-type="float">
            <text:p>0.035608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26744" calcext:value-type="float">
            <text:p>0.0126744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652462" calcext:value-type="float">
            <text:p>0.0065246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0503" calcext:value-type="float">
            <text:p>0.020503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41324" calcext:value-type="float">
            <text:p>0.0141324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16885" calcext:value-type="float">
            <text:p>0.011688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59649" calcext:value-type="float">
            <text:p>0.0259649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636527" calcext:value-type="float">
            <text:p>0.00636527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5433" calcext:value-type="float">
            <text:p>0.015433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0173599" calcext:value-type="float">
            <text:p>0.000173599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334949" calcext:value-type="float">
            <text:p>0.0334949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70941" calcext:value-type="float">
            <text:p>0.0270941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59038" calcext:value-type="float">
            <text:p>0.015903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770679" calcext:value-type="float">
            <text:p>0.00770679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10186" calcext:value-type="float">
            <text:p>0.0210186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82672" calcext:value-type="float">
            <text:p>0.018267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485891" calcext:value-type="float">
            <text:p>0.00485891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table:style-name="ce4" office:value-type="float" office:value="0.0172512" calcext:value-type="float">
            <text:p>1.73E-0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628674" calcext:value-type="float">
            <text:p>0.00628674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343025" calcext:value-type="float">
            <text:p>3.43E-0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0145495" calcext:value-type="float">
            <text:p>0.00014549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139618" calcext:value-type="float">
            <text:p>0.0013961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53153" calcext:value-type="float">
            <text:p>0.0153153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65278" calcext:value-type="float">
            <text:p>0.016527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80365" calcext:value-type="float">
            <text:p>0.018036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06801" calcext:value-type="float">
            <text:p>0.0206801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099346" calcext:value-type="float">
            <text:p>0.00099346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444493" calcext:value-type="float">
            <text:p>0.00444493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8955" calcext:value-type="float">
            <text:p>0.01895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988874" calcext:value-type="float">
            <text:p>0.00988874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37788" calcext:value-type="float">
            <text:p>0.013778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892293" calcext:value-type="float">
            <text:p>0.00892293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0100017" calcext:value-type="float">
            <text:p>0.000100017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644806" calcext:value-type="float">
            <text:p>0.00644806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85602" calcext:value-type="float">
            <text:p>0.0028560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894853" calcext:value-type="float">
            <text:p>0.00894853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0100493" calcext:value-type="float">
            <text:p>0.000100493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67751" calcext:value-type="float">
            <text:p>0.0167751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52938" calcext:value-type="float">
            <text:p>0.0025293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55721" calcext:value-type="float">
            <text:p>0.0155721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914297" calcext:value-type="float">
            <text:p>0.00914297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654575" calcext:value-type="float">
            <text:p>0.0065457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44178" calcext:value-type="float">
            <text:p>0.024417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0136465" calcext:value-type="float">
            <text:p>0.00013646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38732" calcext:value-type="float">
            <text:p>0.023873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44204" calcext:value-type="float">
            <text:p>0.0244204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16649" calcext:value-type="float">
            <text:p>0.0116649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0122" calcext:value-type="float">
            <text:p>0.02012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646418" calcext:value-type="float">
            <text:p>0.0064641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01706" calcext:value-type="float">
            <text:p>0.0101706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37691" calcext:value-type="float">
            <text:p>0.0137691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457961" calcext:value-type="float">
            <text:p>0.045796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45686" calcext:value-type="float">
            <text:p>0.0345686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26094" calcext:value-type="float">
            <text:p>0.0626094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78504" calcext:value-type="float">
            <text:p>0.0178504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904493" calcext:value-type="float">
            <text:p>0.090449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75288" calcext:value-type="float">
            <text:p>0.027528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75192" calcext:value-type="float">
            <text:p>0.0097519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7737" calcext:value-type="float">
            <text:p>0.0107737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45775" calcext:value-type="float">
            <text:p>0.0445775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6634" calcext:value-type="float">
            <text:p>0.0156634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3108" calcext:value-type="float">
            <text:p>0.010310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61948" calcext:value-type="float">
            <text:p>0.0066194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40703" calcext:value-type="float">
            <text:p>0.04407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0942" calcext:value-type="float">
            <text:p>0.019094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99687" calcext:value-type="float">
            <text:p>0.0399687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7964" calcext:value-type="float">
            <text:p>0.0197964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1051" calcext:value-type="float">
            <text:p>0.012105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40498" calcext:value-type="float">
            <text:p>0.044049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60209" calcext:value-type="float">
            <text:p>0.0360209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26524" calcext:value-type="float">
            <text:p>0.0326524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89817" calcext:value-type="float">
            <text:p>0.0289817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24849" calcext:value-type="float">
            <text:p>0.0324849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80088" calcext:value-type="float">
            <text:p>0.018008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309646" calcext:value-type="float">
            <text:p>0.00309646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80261" calcext:value-type="float">
            <text:p>0.0028026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51139" calcext:value-type="float">
            <text:p>0.0151139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142" calcext:value-type="float">
            <text:p>0.0114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42962" calcext:value-type="float">
            <text:p>0.014296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53137" calcext:value-type="float">
            <text:p>0.0153137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15682" calcext:value-type="float">
            <text:p>0.011568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23968" calcext:value-type="float">
            <text:p>0.012396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00374" calcext:value-type="float">
            <text:p>0.0200374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868756" calcext:value-type="float">
            <text:p>0.00868756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37604" calcext:value-type="float">
            <text:p>0.0037604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79251" calcext:value-type="float">
            <text:p>0.0179251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1799" calcext:value-type="float">
            <text:p>0.011799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9724" calcext:value-type="float">
            <text:p>0.029724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11172" calcext:value-type="float">
            <text:p>0.021117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326297" calcext:value-type="float">
            <text:p>0.00326297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2662" calcext:value-type="float">
            <text:p>0.01266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373489" calcext:value-type="float">
            <text:p>0.00373489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7293" calcext:value-type="float">
            <text:p>0.0027293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781885" calcext:value-type="float">
            <text:p>0.0078188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0132829" calcext:value-type="float">
            <text:p>0.000132829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69303" calcext:value-type="float">
            <text:p>0.00269303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515339" calcext:value-type="float">
            <text:p>0.00515339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table:style-name="ce4" office:value-type="float" office:value="0.0103359" calcext:value-type="float">
            <text:p>1.03E-0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14978" calcext:value-type="float">
            <text:p>0.011497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51578" calcext:value-type="float">
            <text:p>0.015157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68477" calcext:value-type="float">
            <text:p>0.00268477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29352" calcext:value-type="float">
            <text:p>0.022935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table:style-name="ce4" office:value-type="float" office:value="0.0176128" calcext:value-type="float">
            <text:p>1.76E-0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408176" calcext:value-type="float">
            <text:p>0.0408176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951039" calcext:value-type="float">
            <text:p>0.0951039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63953" calcext:value-type="float">
            <text:p>0.036395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03806" calcext:value-type="float">
            <text:p>0.009038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94658" calcext:value-type="float">
            <text:p>0.0099465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0992" calcext:value-type="float">
            <text:p>0.016099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5153" calcext:value-type="float">
            <text:p>0.030515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80035" calcext:value-type="float">
            <text:p>0.0380035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54448" calcext:value-type="float">
            <text:p>0.035444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44888" calcext:value-type="float">
            <text:p>0.024488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09001" calcext:value-type="float">
            <text:p>0.050900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5757" calcext:value-type="float">
            <text:p>0.0145757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90576" calcext:value-type="float">
            <text:p>0.0390576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6087" calcext:value-type="float">
            <text:p>0.0086087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98886" calcext:value-type="float">
            <text:p>0.0498886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27903" calcext:value-type="float">
            <text:p>0.005279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5876" calcext:value-type="float">
            <text:p>0.0115876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7741" calcext:value-type="float">
            <text:p>0.015774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23995" calcext:value-type="float">
            <text:p>0.0523995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77259" calcext:value-type="float">
            <text:p>0.0177259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85553" calcext:value-type="float">
            <text:p>0.028555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24853" calcext:value-type="float">
            <text:p>0.0042485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20651" calcext:value-type="float">
            <text:p>0.032065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2422" calcext:value-type="float">
            <text:p>0.020242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328312" calcext:value-type="float">
            <text:p>0.032831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0498" calcext:value-type="float">
            <text:p>0.02049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369496" calcext:value-type="float">
            <text:p>0.0369496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18662" calcext:value-type="float">
            <text:p>0.011866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19302" calcext:value-type="float">
            <text:p>0.01193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0192583" calcext:value-type="float">
            <text:p>0.00019258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6818" calcext:value-type="float">
            <text:p>0.02681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15063" calcext:value-type="float">
            <text:p>0.011506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543335" calcext:value-type="float">
            <text:p>0.00543335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319445" calcext:value-type="float">
            <text:p>0.0031944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940767" calcext:value-type="float">
            <text:p>0.00940767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49064" calcext:value-type="float">
            <text:p>0.00249064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623527" calcext:value-type="float">
            <text:p>0.00623527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37304" calcext:value-type="float">
            <text:p>0.0237304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12618" calcext:value-type="float">
            <text:p>0.021261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70522" calcext:value-type="float">
            <text:p>0.0027052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103298" calcext:value-type="float">
            <text:p>0.0010329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11032" calcext:value-type="float">
            <text:p>0.021103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0612706" calcext:value-type="float">
            <text:p>0.000612706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80151" calcext:value-type="float">
            <text:p>0.0180151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63535" calcext:value-type="float">
            <text:p>0.016353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53008" calcext:value-type="float">
            <text:p>0.025300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64472" calcext:value-type="float">
            <text:p>0.016447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37135" calcext:value-type="float">
            <text:p>0.013713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52262" calcext:value-type="float">
            <text:p>0.0025226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5246" calcext:value-type="float">
            <text:p>0.015246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9508" calcext:value-type="float">
            <text:p>0.02950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407493" calcext:value-type="float">
            <text:p>0.040749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671926" calcext:value-type="float">
            <text:p>0.00671926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358113" calcext:value-type="float">
            <text:p>0.035811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02976" calcext:value-type="float">
            <text:p>0.0202976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502831" calcext:value-type="float">
            <text:p>0.0050283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81175" calcext:value-type="float">
            <text:p>0.0181175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887111" calcext:value-type="float">
            <text:p>0.0088711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14903" calcext:value-type="float">
            <text:p>0.01149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596243" calcext:value-type="float">
            <text:p>0.0059624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79821" calcext:value-type="float">
            <text:p>0.017982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318901" calcext:value-type="float">
            <text:p>0.031890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24293" calcext:value-type="float">
            <text:p>0.022429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403267" calcext:value-type="float">
            <text:p>0.00403267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628021" calcext:value-type="float">
            <text:p>0.0062802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61002" calcext:value-type="float">
            <text:p>0.02610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922073" calcext:value-type="float">
            <text:p>0.092207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9098" calcext:value-type="float">
            <text:p>0.020909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2368" calcext:value-type="float">
            <text:p>0.03236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71503" calcext:value-type="float">
            <text:p>0.06715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13329" calcext:value-type="float">
            <text:p>0.0513329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79212" calcext:value-type="float">
            <text:p>0.047921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826602" calcext:value-type="float">
            <text:p>0.08266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40978" calcext:value-type="float">
            <text:p>0.044097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11765" calcext:value-type="float">
            <text:p>0.0511765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06787" calcext:value-type="float">
            <text:p>0.0506787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57922" calcext:value-type="float">
            <text:p>0.055792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4142" calcext:value-type="float">
            <text:p>0.021414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08561" calcext:value-type="float">
            <text:p>0.0010856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6356" calcext:value-type="float">
            <text:p>0.0026356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3494" calcext:value-type="float">
            <text:p>0.0303494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8955" calcext:value-type="float">
            <text:p>0.0118955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3871" calcext:value-type="float">
            <text:p>0.013387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7501" calcext:value-type="float">
            <text:p>0.0107501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46362" calcext:value-type="float">
            <text:p>0.034636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83463" calcext:value-type="float">
            <text:p>0.038346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5613" calcext:value-type="float">
            <text:p>0.015561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0135" calcext:value-type="float">
            <text:p>0.0300135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8108" calcext:value-type="float">
            <text:p>0.013810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14168" calcext:value-type="float">
            <text:p>0.0051416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16048" calcext:value-type="float">
            <text:p>0.031604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75192" calcext:value-type="float">
            <text:p>0.0375192</text:p>
          </table:table-cell>
          <table:table-cell/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23897" calcext:value-type="float">
            <text:p>0.0223897</text:p>
          </table:table-cell>
          <table:table-cell/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11018" calcext:value-type="float">
            <text:p>0.00911018</text:p>
          </table:table-cell>
          <table:table-cell/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98368" calcext:value-type="float">
            <text:p>0.00398368</text:p>
          </table:table-cell>
          <table:table-cell/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08553" calcext:value-type="float">
            <text:p>0.00508553</text:p>
          </table:table-cell>
          <table:table-cell/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1163" calcext:value-type="float">
            <text:p>0.0211163</text:p>
          </table:table-cell>
          <table:table-cell/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13802" calcext:value-type="float">
            <text:p>0.04138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0226" calcext:value-type="float">
            <text:p>0.0330226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74228" calcext:value-type="float">
            <text:p>0.0174228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355304" calcext:value-type="float">
            <text:p>0.0355304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79406" calcext:value-type="float">
            <text:p>0.01794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558043" calcext:value-type="float">
            <text:p>0.00558043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70307" calcext:value-type="float">
            <text:p>0.00270307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46987" calcext:value-type="float">
            <text:p>0.00246987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309474" calcext:value-type="float">
            <text:p>0.0309474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table:style-name="ce4" office:value-type="float" office:value="0.0334173" calcext:value-type="float">
            <text:p>3.34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2689" calcext:value-type="float">
            <text:p>0.022689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727797" calcext:value-type="float">
            <text:p>0.00727797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89382" calcext:value-type="float">
            <text:p>0.0189382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42219" calcext:value-type="float">
            <text:p>0.0142219</text:p>
          </table:table-cell>
          <table:table-cell office:value-type="float" office:value="0.07" calcext:value-type="float">
            <text:p>0.07</text:p>
          </table:table-cell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681877" calcext:value-type="float">
            <text:p>0.00681877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53397" calcext:value-type="float">
            <text:p>0.0153397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68477" calcext:value-type="float">
            <text:p>0.00268477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16613" calcext:value-type="float">
            <text:p>0.0116613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37663" calcext:value-type="float">
            <text:p>0.0137663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93305" calcext:value-type="float">
            <text:p>0.019330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50971" calcext:value-type="float">
            <text:p>0.00250971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681612" calcext:value-type="float">
            <text:p>0.0068161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87178" calcext:value-type="float">
            <text:p>0.018717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87178" calcext:value-type="float">
            <text:p>0.018717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340466" calcext:value-type="float">
            <text:p>0.0340466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64472" calcext:value-type="float">
            <text:p>0.016447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248268" calcext:value-type="float">
            <text:p>0.00248268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59492" calcext:value-type="float">
            <text:p>0.025949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61649" calcext:value-type="float">
            <text:p>0.0261649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945961" calcext:value-type="float">
            <text:p>0.00945961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42397" calcext:value-type="float">
            <text:p>0.0142397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478011" calcext:value-type="float">
            <text:p>0.00478011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47255" calcext:value-type="float">
            <text:p>0.014725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20625" calcext:value-type="float">
            <text:p>0.012062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900081" calcext:value-type="float">
            <text:p>0.00900081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26953" calcext:value-type="float">
            <text:p>0.0226953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868899" calcext:value-type="float">
            <text:p>0.00868899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401193" calcext:value-type="float">
            <text:p>0.00401193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table:style-name="ce4" office:value-type="float" office:value="0.0157285" calcext:value-type="float">
            <text:p>1.57E-0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50612" calcext:value-type="float">
            <text:p>0.025061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117472" calcext:value-type="float">
            <text:p>0.0117472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29995" calcext:value-type="float">
            <text:p>0.0229995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0951499" calcext:value-type="float">
            <text:p>0.00951499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99516" calcext:value-type="float">
            <text:p>0.0299516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>
          <table:table-cell office:value-type="float" office:value="0.0264437" calcext:value-type="float">
            <text:p>0.0264437</text:p>
          </table:table-cell>
          <table:table-cell/>
          <table:table-cell office:value-type="float" office:value="0.0404024" calcext:value-type="float">
            <text:p>0.0404024</text:p>
          </table:table-cell>
          <table:table-cell table:number-columns-repeated="1021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nutriTrening" table:style-name="ta1">
        <table:shapes>
          <draw:frame draw:z-index="0" draw:style-name="gr1" draw:text-style-name="P1" svg:width="2880pt" svg:height="1440pt" svg:x="266.03pt" svg:y="18.48pt">
            <loext:p draw:notify-on-update-of-ranges="vnutriTrening.A1:vnutriTrening.A1 vnutriTrening.A2:vnutriTrening.A201 vnutriTrening.B1:vnutriTrening.B1 vnutriTrening.B2:vnutriTrening.B201 vnutriTrening.C1:vnutriTrening.C1 vnutriTrening.C2:vnutriTrening.C2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320138" calcext:value-type="float">
            <text:p>0.00032013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86498" calcext:value-type="float">
            <text:p>0.008649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70292" calcext:value-type="float">
            <text:p>0.0027029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70422" calcext:value-type="float">
            <text:p>0.0027042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48531" calcext:value-type="float">
            <text:p>0.00048531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9053" calcext:value-type="float">
            <text:p>0.01905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950446" calcext:value-type="float">
            <text:p>0.0095044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13254" calcext:value-type="float">
            <text:p>0.011325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758461" calcext:value-type="float">
            <text:p>0.00758461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37408" calcext:value-type="float">
            <text:p>0.003740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78694" calcext:value-type="float">
            <text:p>0.017869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880486" calcext:value-type="float">
            <text:p>0.0088048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51703" calcext:value-type="float">
            <text:p>0.00025170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50399" calcext:value-type="float">
            <text:p>0.00025039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940283" calcext:value-type="float">
            <text:p>0.0094028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672251" calcext:value-type="float">
            <text:p>0.000672251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921712" calcext:value-type="float">
            <text:p>0.0092171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41354" calcext:value-type="float">
            <text:p>0.00024135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42654" calcext:value-type="float">
            <text:p>0.014265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60524" calcext:value-type="float">
            <text:p>0.016052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1787" calcext:value-type="float">
            <text:p>0.001787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41354" calcext:value-type="float">
            <text:p>0.00024135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40089" calcext:value-type="float">
            <text:p>0.00024008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67255" calcext:value-type="float">
            <text:p>0.00267255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67382" calcext:value-type="float">
            <text:p>0.0026738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40128" calcext:value-type="float">
            <text:p>0.00024012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991495" calcext:value-type="float">
            <text:p>0.000991495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55786" calcext:value-type="float">
            <text:p>0.00025578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73649" calcext:value-type="float">
            <text:p>0.0027364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22338" calcext:value-type="float">
            <text:p>0.012233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15474" calcext:value-type="float">
            <text:p>0.0115474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06295" calcext:value-type="float">
            <text:p>0.0106295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079555" calcext:value-type="float">
            <text:p>0.00079555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71056" calcext:value-type="float">
            <text:p>0.0171056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55663" calcext:value-type="float">
            <text:p>0.0155663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23826" calcext:value-type="float">
            <text:p>0.0123826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25195" calcext:value-type="float">
            <text:p>0.0125195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78137" calcext:value-type="float">
            <text:p>0.037813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11489" calcext:value-type="float">
            <text:p>0.0211489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653753" calcext:value-type="float">
            <text:p>0.00653753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030642" calcext:value-type="float">
            <text:p>0.00030642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79813" calcext:value-type="float">
            <text:p>0.0579813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13632" calcext:value-type="float">
            <text:p>0.0013632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940414" calcext:value-type="float">
            <text:p>0.00940414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0723984" calcext:value-type="float">
            <text:p>0.000723984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692916" calcext:value-type="float">
            <text:p>0.0692916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68758" calcext:value-type="float">
            <text:p>0.0568758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23173" calcext:value-type="float">
            <text:p>0.0223173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103365" calcext:value-type="float">
            <text:p>1.03E-01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54261" calcext:value-type="float">
            <text:p>0.0254261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89687" calcext:value-type="float">
            <text:p>0.018968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155954" calcext:value-type="float">
            <text:p>0.00155954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224637" calcext:value-type="float">
            <text:p>2.25E-02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1404" calcext:value-type="float">
            <text:p>0.0231404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46488" calcext:value-type="float">
            <text:p>0.0346488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82626" calcext:value-type="float">
            <text:p>0.0282626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02158" calcext:value-type="float">
            <text:p>0.0102158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79278" calcext:value-type="float">
            <text:p>0.0279278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27435" calcext:value-type="float">
            <text:p>0.0127435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4133" calcext:value-type="float">
            <text:p>0.034133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82218" calcext:value-type="float">
            <text:p>0.0482218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144763" calcext:value-type="float">
            <text:p>0.00144763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1822" calcext:value-type="float">
            <text:p>0.021822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48179" calcext:value-type="float">
            <text:p>0.0148179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20614" calcext:value-type="float">
            <text:p>0.0320614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44215" calcext:value-type="float">
            <text:p>0.0144215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27996" calcext:value-type="float">
            <text:p>0.012799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51703" calcext:value-type="float">
            <text:p>0.00025170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9177" calcext:value-type="float">
            <text:p>0.0029177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14778" calcext:value-type="float">
            <text:p>0.00021477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610194" calcext:value-type="float">
            <text:p>0.0061019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301393" calcext:value-type="float">
            <text:p>0.00030139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455635" calcext:value-type="float">
            <text:p>0.000455635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table:style-name="ce2" office:value-type="float" office:value="0.0045769" calcext:value-type="float">
            <text:p>4.58E-0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17586" calcext:value-type="float">
            <text:p>0.00021758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420428" calcext:value-type="float">
            <text:p>0.0042042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856052" calcext:value-type="float">
            <text:p>0.0085605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0126474" calcext:value-type="float">
            <text:p>1.26E-0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476543" calcext:value-type="float">
            <text:p>0.00047654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838508" calcext:value-type="float">
            <text:p>0.0083850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935586" calcext:value-type="float">
            <text:p>0.0093558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50358" calcext:value-type="float">
            <text:p>0.00025035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45143" calcext:value-type="float">
            <text:p>0.00024514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886036" calcext:value-type="float">
            <text:p>0.0088603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618671" calcext:value-type="float">
            <text:p>0.00618671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02014" calcext:value-type="float">
            <text:p>0.010201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table:style-name="ce2" office:value-type="float" office:value="0.0228692" calcext:value-type="float">
            <text:p>2.29E-0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67304" calcext:value-type="float">
            <text:p>0.0026730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306122" calcext:value-type="float">
            <text:p>0.030612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45795" calcext:value-type="float">
            <text:p>0.0145795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306938" calcext:value-type="float">
            <text:p>0.00030693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457718" calcext:value-type="float">
            <text:p>0.0045771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442131" calcext:value-type="float">
            <text:p>0.00442131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302846" calcext:value-type="float">
            <text:p>0.00030284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838452" calcext:value-type="float">
            <text:p>0.0083845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480106" calcext:value-type="float">
            <text:p>0.00048010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67491" calcext:value-type="float">
            <text:p>0.00267491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67365" calcext:value-type="float">
            <text:p>0.00267365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3087" calcext:value-type="float">
            <text:p>0.013087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28469" calcext:value-type="float">
            <text:p>0.012846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21769" calcext:value-type="float">
            <text:p>0.0022176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21769" calcext:value-type="float">
            <text:p>0.0022176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988222" calcext:value-type="float">
            <text:p>0.0098822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224075" calcext:value-type="float">
            <text:p>0.0224075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217249" calcext:value-type="float">
            <text:p>0.021724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218345" calcext:value-type="float">
            <text:p>0.0218345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107883" calcext:value-type="float">
            <text:p>0.00010788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0233203" calcext:value-type="float">
            <text:p>2.33E-0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420188" calcext:value-type="float">
            <text:p>0.0042018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65472" calcext:value-type="float">
            <text:p>0.006547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177196" calcext:value-type="float">
            <text:p>0.0017719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26312" calcext:value-type="float">
            <text:p>0.012631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12551" calcext:value-type="float">
            <text:p>0.000212551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08479" calcext:value-type="float">
            <text:p>0.010847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616583" calcext:value-type="float">
            <text:p>0.0061658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155042" calcext:value-type="float">
            <text:p>0.00015504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table:style-name="ce2" office:value-type="float" office:value="0.00442186" calcext:value-type="float">
            <text:p>4.42E-0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443336" calcext:value-type="float">
            <text:p>0.00044333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98586" calcext:value-type="float">
            <text:p>0.019858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61807" calcext:value-type="float">
            <text:p>0.01618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910235" calcext:value-type="float">
            <text:p>0.00910235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30066" calcext:value-type="float">
            <text:p>0.013006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109631" calcext:value-type="float">
            <text:p>0.000109631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431449" calcext:value-type="float">
            <text:p>0.0043144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856052" calcext:value-type="float">
            <text:p>0.0085605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840548" calcext:value-type="float">
            <text:p>0.0084054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890098" calcext:value-type="float">
            <text:p>0.0089009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34779" calcext:value-type="float">
            <text:p>0.013477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427002" calcext:value-type="float">
            <text:p>0.0042700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465228" calcext:value-type="float">
            <text:p>0.00046522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158341" calcext:value-type="float">
            <text:p>0.000158341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816539" calcext:value-type="float">
            <text:p>0.0081653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199956" calcext:value-type="float">
            <text:p>0.0019995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23586" calcext:value-type="float">
            <text:p>0.0022358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232873" calcext:value-type="float">
            <text:p>0.023287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228123" calcext:value-type="float">
            <text:p>0.022812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197894" calcext:value-type="float">
            <text:p>0.0019789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59477" calcext:value-type="float">
            <text:p>0.0059477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638976" calcext:value-type="float">
            <text:p>0.0063897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09667" calcext:value-type="float">
            <text:p>0.0109667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09631" calcext:value-type="float">
            <text:p>0.0109631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439579" calcext:value-type="float">
            <text:p>0.00043957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10755" calcext:value-type="float">
            <text:p>0.0110755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213837" calcext:value-type="float">
            <text:p>0.0213837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343014" calcext:value-type="float">
            <text:p>0.00034301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table:style-name="ce2" office:value-type="float" office:value="0.00386359" calcext:value-type="float">
            <text:p>3.86E-0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0239536" calcext:value-type="float">
            <text:p>2.40E-0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47282" calcext:value-type="float">
            <text:p>0.014728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06383" calcext:value-type="float">
            <text:p>0.010638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01905" calcext:value-type="float">
            <text:p>0.0101905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446577" calcext:value-type="float">
            <text:p>0.000446577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446577" calcext:value-type="float">
            <text:p>0.000446577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0099" calcext:value-type="float">
            <text:p>0.01009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205117" calcext:value-type="float">
            <text:p>0.0205117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02014" calcext:value-type="float">
            <text:p>0.010201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23069" calcext:value-type="float">
            <text:p>0.012306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23156" calcext:value-type="float">
            <text:p>0.012315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220113" calcext:value-type="float">
            <text:p>0.00022011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609742" calcext:value-type="float">
            <text:p>0.0060974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152646" calcext:value-type="float">
            <text:p>0.00015264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582836" calcext:value-type="float">
            <text:p>0.0058283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95401" calcext:value-type="float">
            <text:p>0.0095401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370943" calcext:value-type="float">
            <text:p>0.0037094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394053" calcext:value-type="float">
            <text:p>0.0039405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997828" calcext:value-type="float">
            <text:p>0.0099782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997828" calcext:value-type="float">
            <text:p>0.0099782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24106" calcext:value-type="float">
            <text:p>0.02410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97005" calcext:value-type="float">
            <text:p>0.0197005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623397" calcext:value-type="float">
            <text:p>0.00623397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06425" calcext:value-type="float">
            <text:p>0.0106425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117319" calcext:value-type="float">
            <text:p>0.00011731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0116794" calcext:value-type="float">
            <text:p>0.00011679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417442" calcext:value-type="float">
            <text:p>0.0041744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.00E+00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623397" calcext:value-type="float">
            <text:p>0.00623397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203822" calcext:value-type="float">
            <text:p>0.020382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81214" calcext:value-type="float">
            <text:p>0.018121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28986" calcext:value-type="float">
            <text:p>0.0128986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06281" calcext:value-type="float">
            <text:p>0.0106281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02155" calcext:value-type="float">
            <text:p>0.00202155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245851" calcext:value-type="float">
            <text:p>0.00245851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0198702" calcext:value-type="float">
            <text:p>0.00198702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228158" calcext:value-type="float">
            <text:p>0.022815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232873" calcext:value-type="float">
            <text:p>0.023287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30854" calcext:value-type="float">
            <text:p>0.013085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table:style-name="ce2" office:value-type="float" office:value="0.000322027" calcext:value-type="float">
            <text:p>3.22E-0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30123" calcext:value-type="float">
            <text:p>0.013012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235363" calcext:value-type="float">
            <text:p>0.0235363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0524" calcext:value-type="float">
            <text:p>0.01052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0524" calcext:value-type="float">
            <text:p>0.010524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312348" calcext:value-type="float">
            <text:p>0.0312348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>
          <table:table-cell office:value-type="float" office:value="0.0110369" calcext:value-type="float">
            <text:p>0.0110369</text:p>
          </table:table-cell>
          <table:table-cell office:value-type="float" office:value="0.0305143" calcext:value-type="float">
            <text:p>0.0305143</text:p>
          </table:table-cell>
          <table:table-cell table:number-columns-repeated="1022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nutriTest" table:style-name="ta1">
        <table:shapes>
          <draw:frame draw:z-index="0" draw:style-name="gr1" draw:text-style-name="P1" svg:width="2880pt" svg:height="1440pt" svg:x="332.48pt" svg:y="164.58pt">
            <loext:p draw:notify-on-update-of-ranges="vnutriTest.A1:vnutriTest.A1 vnutriTest.A2:vnutriTest.A249 vnutriTest.B1:vnutriTest.B1 vnutriTest.B2:vnutriTest.B249 vnutriTest.C1:vnutriTest.C1 vnutriTest.C2:vnutriTest.C249 vnutriTest.D1:vnutriTest.D1 vnutriTest.D2:vnutriTest.D24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20" table:default-cell-style-name="ce3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č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0"/>
        </table:table-row>
        <table:table-row table:style-name="ro1">
          <table:table-cell office:value-type="float" office:value="0.0097818" calcext:value-type="float">
            <text:p>0.009781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31202" calcext:value-type="float">
            <text:p>0.0131202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226086" calcext:value-type="float">
            <text:p>0.00226086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276696" calcext:value-type="float">
            <text:p>0.00276696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883663" calcext:value-type="float">
            <text:p>0.00883663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161744" calcext:value-type="float">
            <text:p>0.000161744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600866" calcext:value-type="float">
            <text:p>0.00600866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10526" calcext:value-type="float">
            <text:p>0.0210526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524" calcext:value-type="float">
            <text:p>0.010524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226219" calcext:value-type="float">
            <text:p>0.000226219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112507" calcext:value-type="float">
            <text:p>0.000112507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111964" calcext:value-type="float">
            <text:p>0.000111964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5257" calcext:value-type="float">
            <text:p>0.0105257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219261" calcext:value-type="float">
            <text:p>0.000219261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661992" calcext:value-type="float">
            <text:p>0.000661992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228838" calcext:value-type="float">
            <text:p>0.0022883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889694" calcext:value-type="float">
            <text:p>0.00889694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24974" calcext:value-type="float">
            <text:p>0.00424974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110159" calcext:value-type="float">
            <text:p>0.000110159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51824" calcext:value-type="float">
            <text:p>0.00451824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29377" calcext:value-type="float">
            <text:p>0.00429377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23008" calcext:value-type="float">
            <text:p>0.012300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84715" calcext:value-type="float">
            <text:p>0.0084715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05554" calcext:value-type="float">
            <text:p>0.00405554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111907" calcext:value-type="float">
            <text:p>0.000111907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6359" calcext:value-type="float">
            <text:p>0.0106359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28158" calcext:value-type="float">
            <text:p>0.022815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21781" calcext:value-type="float">
            <text:p>0.0121781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0905" calcext:value-type="float">
            <text:p>0.0040905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397799" calcext:value-type="float">
            <text:p>0.00397799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7502" calcext:value-type="float">
            <text:p>0.0107502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5257" calcext:value-type="float">
            <text:p>0.0105257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32501" calcext:value-type="float">
            <text:p>0.0132501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873188" calcext:value-type="float">
            <text:p>0.0087318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849228" calcext:value-type="float">
            <text:p>0.0084922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27861" calcext:value-type="float">
            <text:p>0.0127861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398039" calcext:value-type="float">
            <text:p>0.00398039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table:style-name="ce4" office:value-type="float" office:value="0.00442186" calcext:value-type="float">
            <text:p>4.42E-03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table:style-name="ce4" office:value-type="float" office:value="0.0335541" calcext:value-type="float">
            <text:p>3.36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28102" calcext:value-type="float">
            <text:p>0.02281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0116788" calcext:value-type="float">
            <text:p>1.17E-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6354" calcext:value-type="float">
            <text:p>0.010635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219789" calcext:value-type="float">
            <text:p>0.0002197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47522" calcext:value-type="float">
            <text:p>0.0004752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694444" calcext:value-type="float">
            <text:p>0.0006944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4167" calcext:value-type="float">
            <text:p>0.01041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326068" calcext:value-type="float">
            <text:p>0.032606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19691" calcext:value-type="float">
            <text:p>0.02196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28986" calcext:value-type="float">
            <text:p>0.01289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89637" calcext:value-type="float">
            <text:p>0.00896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382546" calcext:value-type="float">
            <text:p>0.003825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96503" calcext:value-type="float">
            <text:p>0.01965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99408" calcext:value-type="float">
            <text:p>0.004994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93706" calcext:value-type="float">
            <text:p>0.002937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489544" calcext:value-type="float">
            <text:p>0.0004895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1078" calcext:value-type="float">
            <text:p>0.01110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1725" calcext:value-type="float">
            <text:p>0.00417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0414" calcext:value-type="float">
            <text:p>0.015041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58772" calcext:value-type="float">
            <text:p>0.06587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6599" calcext:value-type="float">
            <text:p>0.01165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93303" calcext:value-type="float">
            <text:p>0.008933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15856" calcext:value-type="float">
            <text:p>0.0001585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92668" calcext:value-type="float">
            <text:p>0.0059266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5931" calcext:value-type="float">
            <text:p>0.012593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4356" calcext:value-type="float">
            <text:p>0.015435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6403" calcext:value-type="float">
            <text:p>0.02364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2745" calcext:value-type="float">
            <text:p>0.030274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80392" calcext:value-type="float">
            <text:p>0.03803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8771" calcext:value-type="float">
            <text:p>0.01287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56491" calcext:value-type="float">
            <text:p>0.03564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5609" calcext:value-type="float">
            <text:p>0.02056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36902" calcext:value-type="float">
            <text:p>0.000369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9853" calcext:value-type="float">
            <text:p>0.03398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879" calcext:value-type="float">
            <text:p>0.01487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35797" calcext:value-type="float">
            <text:p>0.0043579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5211" calcext:value-type="float">
            <text:p>0.01052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4144" calcext:value-type="float">
            <text:p>0.01041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table:style-name="ce4" office:value-type="float" office:value="0.00415815" calcext:value-type="float">
            <text:p>4.16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04857" calcext:value-type="float">
            <text:p>0.004048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524" calcext:value-type="float">
            <text:p>0.0105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219153" calcext:value-type="float">
            <text:p>0.0002191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08288" calcext:value-type="float">
            <text:p>0.02082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4879" calcext:value-type="float">
            <text:p>0.01487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57469" calcext:value-type="float">
            <text:p>0.004574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3044" calcext:value-type="float">
            <text:p>0.01030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5211" calcext:value-type="float">
            <text:p>0.01052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5269" calcext:value-type="float">
            <text:p>0.01052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0349618" calcext:value-type="float">
            <text:p>3.50E-06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4186" calcext:value-type="float">
            <text:p>0.0104186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56581" calcext:value-type="float">
            <text:p>0.00456581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8435" calcext:value-type="float">
            <text:p>0.018435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30008" calcext:value-type="float">
            <text:p>0.023000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114213" calcext:value-type="float">
            <text:p>0.000114213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27852" calcext:value-type="float">
            <text:p>0.0127852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31208" calcext:value-type="float">
            <text:p>0.013120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4116" calcext:value-type="float">
            <text:p>0.0104116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37759" calcext:value-type="float">
            <text:p>0.0237759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table:style-name="ce4" office:value-type="float" office:value="0.00778736" calcext:value-type="float">
            <text:p>7.79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74" calcext:value-type="float">
            <text:p>0.010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563062" calcext:value-type="float">
            <text:p>0.005630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80872" calcext:value-type="float">
            <text:p>0.01808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87033" calcext:value-type="float">
            <text:p>0.01870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table:style-name="ce4" office:value-type="float" office:value="0.00467543" calcext:value-type="float">
            <text:p>4.68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766215" calcext:value-type="float">
            <text:p>0.07662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48845" calcext:value-type="float">
            <text:p>0.054884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1763" calcext:value-type="float">
            <text:p>0.02017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71952" calcext:value-type="float">
            <text:p>0.02719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66294" calcext:value-type="float">
            <text:p>0.05662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18776" calcext:value-type="float">
            <text:p>0.06187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74038" calcext:value-type="float">
            <text:p>0.04740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58374" calcext:value-type="float">
            <text:p>0.04583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40713" calcext:value-type="float">
            <text:p>0.005407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929905" calcext:value-type="float">
            <text:p>0.0009299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50375" calcext:value-type="float">
            <text:p>0.045037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07415" calcext:value-type="float">
            <text:p>0.05074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36135" calcext:value-type="float">
            <text:p>0.04361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79745" calcext:value-type="float">
            <text:p>0.047974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04646" calcext:value-type="float">
            <text:p>0.06046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6072" calcext:value-type="float">
            <text:p>0.01160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82569" calcext:value-type="float">
            <text:p>0.008825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4883" calcext:value-type="float">
            <text:p>0.0194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47263" calcext:value-type="float">
            <text:p>0.03472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29288" calcext:value-type="float">
            <text:p>0.03292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50955" calcext:value-type="float">
            <text:p>0.0015095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4012" calcext:value-type="float">
            <text:p>0.010401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797193" calcext:value-type="float">
            <text:p>0.0007971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20951" calcext:value-type="float">
            <text:p>0.001209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0116" calcext:value-type="float">
            <text:p>0.00301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820473" calcext:value-type="float">
            <text:p>0.008204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51101" calcext:value-type="float">
            <text:p>0.02511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51926" calcext:value-type="float">
            <text:p>0.015192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51926" calcext:value-type="float">
            <text:p>0.015192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6287" calcext:value-type="float">
            <text:p>0.01062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104695" calcext:value-type="float">
            <text:p>0.00010469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104695" calcext:value-type="float">
            <text:p>0.00010469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2446" calcext:value-type="float">
            <text:p>0.00424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2446" calcext:value-type="float">
            <text:p>0.00424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28763" calcext:value-type="float">
            <text:p>0.0128763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30934" calcext:value-type="float">
            <text:p>0.0130934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4116" calcext:value-type="float">
            <text:p>0.0104116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309016" calcext:value-type="float">
            <text:p>0.03090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03846" calcext:value-type="float">
            <text:p>0.02038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67555" calcext:value-type="float">
            <text:p>0.0046755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4498" calcext:value-type="float">
            <text:p>0.00444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29867" calcext:value-type="float">
            <text:p>0.004298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0425242" calcext:value-type="float">
            <text:p>4.25E-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50372" calcext:value-type="float">
            <text:p>0.01503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3281" calcext:value-type="float">
            <text:p>0.0232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3281" calcext:value-type="float">
            <text:p>0.0232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3044" calcext:value-type="float">
            <text:p>0.01030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34715" calcext:value-type="float">
            <text:p>0.01347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32519" calcext:value-type="float">
            <text:p>0.01325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37754" calcext:value-type="float">
            <text:p>0.013775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957115" calcext:value-type="float">
            <text:p>0.009571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75248" calcext:value-type="float">
            <text:p>0.01752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1732" calcext:value-type="float">
            <text:p>0.0217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25263" calcext:value-type="float">
            <text:p>0.0125263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177557" calcext:value-type="float">
            <text:p>0.00177557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3002" calcext:value-type="float">
            <text:p>0.0103002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68477" calcext:value-type="float">
            <text:p>0.0168477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317219" calcext:value-type="float">
            <text:p>0.000317219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848441" calcext:value-type="float">
            <text:p>0.00848441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247786" calcext:value-type="float">
            <text:p>0.00247786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219153" calcext:value-type="float">
            <text:p>0.000219153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594565" calcext:value-type="float">
            <text:p>0.00594565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48832" calcext:value-type="float">
            <text:p>0.0148832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35258" calcext:value-type="float">
            <text:p>0.023525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26588" calcext:value-type="float">
            <text:p>0.012658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24478" calcext:value-type="float">
            <text:p>0.0224478</text:p>
          </table:table-cell>
          <table:table-cell/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54769" calcext:value-type="float">
            <text:p>0.00154769</text:p>
          </table:table-cell>
          <table:table-cell/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3856" calcext:value-type="float">
            <text:p>0.0153856</text:p>
          </table:table-cell>
          <table:table-cell/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4564" calcext:value-type="float">
            <text:p>0.0204564</text:p>
          </table:table-cell>
          <table:table-cell/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9233" calcext:value-type="float">
            <text:p>0.0392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10571" calcext:value-type="float">
            <text:p>0.04105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05962" calcext:value-type="float">
            <text:p>0.04059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19488" calcext:value-type="float">
            <text:p>0.004194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3989" calcext:value-type="float">
            <text:p>0.01339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94533" calcext:value-type="float">
            <text:p>0.03945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93711" calcext:value-type="float">
            <text:p>0.001937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09487" calcext:value-type="float">
            <text:p>0.04094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5702" calcext:value-type="float">
            <text:p>0.01257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785" calcext:value-type="float">
            <text:p>0.0117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35999" calcext:value-type="float">
            <text:p>0.008359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86724" calcext:value-type="float">
            <text:p>0.000867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5515" calcext:value-type="float">
            <text:p>0.00255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7369" calcext:value-type="float">
            <text:p>0.01073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31999" calcext:value-type="float">
            <text:p>0.003319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16217" calcext:value-type="float">
            <text:p>0.03162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42785" calcext:value-type="float">
            <text:p>0.03427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4537" calcext:value-type="float">
            <text:p>0.01045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76765" calcext:value-type="float">
            <text:p>0.007767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492" calcext:value-type="float">
            <text:p>0.0114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7813" calcext:value-type="float">
            <text:p>0.02078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7294" calcext:value-type="float">
            <text:p>0.01272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3028" calcext:value-type="float">
            <text:p>0.01130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505354" calcext:value-type="float">
            <text:p>0.00050535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6446" calcext:value-type="float">
            <text:p>0.01264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47346" calcext:value-type="float">
            <text:p>0.02473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12023" calcext:value-type="float">
            <text:p>0.008120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64628" calcext:value-type="float">
            <text:p>0.02646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2258" calcext:value-type="float">
            <text:p>0.009225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12775" calcext:value-type="float">
            <text:p>0.041277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495635" calcext:value-type="float">
            <text:p>0.0004956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47428" calcext:value-type="float">
            <text:p>0.000474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15556" calcext:value-type="float">
            <text:p>0.0041555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01616" calcext:value-type="float">
            <text:p>0.004016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638753" calcext:value-type="float">
            <text:p>0.006387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08153" calcext:value-type="float">
            <text:p>0.02081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312348" calcext:value-type="float">
            <text:p>0.03123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table:style-name="ce4" office:value-type="float" office:value="0.00819352" calcext:value-type="float">
            <text:p>8.19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177546" calcext:value-type="float">
            <text:p>0.001775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8542" calcext:value-type="float">
            <text:p>0.01085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400716" calcext:value-type="float">
            <text:p>0.004007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305457" calcext:value-type="float">
            <text:p>0.0003054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9099" calcext:value-type="float">
            <text:p>0.0290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335188" calcext:value-type="float">
            <text:p>0.03351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09304" calcext:value-type="float">
            <text:p>0.020930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135047" calcext:value-type="float">
            <text:p>0.001350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23859" calcext:value-type="float">
            <text:p>0.02238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16993" calcext:value-type="float">
            <text:p>0.02169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130074" calcext:value-type="float">
            <text:p>0.001300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624996" calcext:value-type="float">
            <text:p>0.000624996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972871" calcext:value-type="float">
            <text:p>0.009728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154704" calcext:value-type="float">
            <text:p>0.00154704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734622" calcext:value-type="float">
            <text:p>0.00073462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31748" calcext:value-type="float">
            <text:p>0.00317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656309" calcext:value-type="float">
            <text:p>0.0006563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243049" calcext:value-type="float">
            <text:p>0.000243049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8675" calcext:value-type="float">
            <text:p>0.0108675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29912" calcext:value-type="float">
            <text:p>0.0229912</text:p>
          </table:table-cell>
          <table:table-cell office:value-type="float" office:value="0.07" calcext:value-type="float">
            <text:p>0.07</text:p>
          </table:table-cell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234248" calcext:value-type="float">
            <text:p>0.023424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21228" calcext:value-type="float">
            <text:p>0.0002122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6306" calcext:value-type="float">
            <text:p>0.0106306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5089" calcext:value-type="float">
            <text:p>0.0105089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803427" calcext:value-type="float">
            <text:p>0.00803427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31051" calcext:value-type="float">
            <text:p>0.0131051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1895" calcext:value-type="float">
            <text:p>0.0101895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30098" calcext:value-type="float">
            <text:p>0.013009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25768" calcext:value-type="float">
            <text:p>0.012576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table:style-name="ce4" office:value-type="float" office:value="0.00248273" calcext:value-type="float">
            <text:p>2.48E-03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32124" calcext:value-type="float">
            <text:p>0.0132124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107296" calcext:value-type="float">
            <text:p>0.0107296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0684617" calcext:value-type="float">
            <text:p>0.000684617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951614" calcext:value-type="float">
            <text:p>0.00951614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820208" calcext:value-type="float">
            <text:p>0.00820208</text:p>
          </table:table-cell>
          <table:table-cell/>
          <table:table-cell office:value-type="float" office:value="0.0305143" calcext:value-type="float">
            <text:p>0.0305143</text:p>
          </table:table-cell>
          <table:table-cell table:number-columns-repeated="1021"/>
        </table:table-row>
        <table:table-row table:style-name="ro1">
          <table:table-cell office:value-type="float" office:value="0.00880265" calcext:value-type="float">
            <text:p>0.0088026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ziTrening" table:style-name="ta1">
        <table:shapes>
          <draw:frame draw:z-index="0" draw:style-name="gr1" draw:text-style-name="P1" svg:width="2880pt" svg:height="1440pt" svg:x="266.03pt" svg:y="18.48pt">
            <loext:p draw:notify-on-update-of-ranges="medziTrening.A1:medziTrening.A1 medziTrening.A2:medziTrening.A201 medziTrening.B1:medziTrening.B1 medziTrening.B2:medziTrening.B201 medziTrening.C1:medziTrening.C1 medziTrening.C2:medziTrening.C2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921342" calcext:value-type="float">
            <text:p>0.0921342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404946" calcext:value-type="float">
            <text:p>0.0404946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116977" calcext:value-type="float">
            <text:p>0.11697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03187" calcext:value-type="float">
            <text:p>0.010318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690559" calcext:value-type="float">
            <text:p>0.0069055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215564" calcext:value-type="float">
            <text:p>0.021556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19388" calcext:value-type="float">
            <text:p>0.011938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3127" calcext:value-type="float">
            <text:p>0.01312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49775" calcext:value-type="float">
            <text:p>0.0094977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82884" calcext:value-type="float">
            <text:p>0.018288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879066" calcext:value-type="float">
            <text:p>0.00879066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34227" calcext:value-type="float">
            <text:p>0.013422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418754" calcext:value-type="float">
            <text:p>0.0041875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23516" calcext:value-type="float">
            <text:p>0.00923516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07768" calcext:value-type="float">
            <text:p>0.010776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31652" calcext:value-type="float">
            <text:p>0.00131652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32935" calcext:value-type="float">
            <text:p>0.0013293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263962" calcext:value-type="float">
            <text:p>0.00263962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58908" calcext:value-type="float">
            <text:p>0.0095890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194" calcext:value-type="float">
            <text:p>0.00119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08519" calcext:value-type="float">
            <text:p>0.0010851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table:style-name="ce2" office:value-type="float" office:value="0.00841255" calcext:value-type="float">
            <text:p>8.41E-0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230904" calcext:value-type="float">
            <text:p>0.0023090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298494" calcext:value-type="float">
            <text:p>0.0029849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298494" calcext:value-type="float">
            <text:p>0.0029849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30117" calcext:value-type="float">
            <text:p>0.0013011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31741" calcext:value-type="float">
            <text:p>0.0093174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830349" calcext:value-type="float">
            <text:p>0.0083034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82977" calcext:value-type="float">
            <text:p>0.008297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0103131" calcext:value-type="float">
            <text:p>0.00010313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23384" calcext:value-type="float">
            <text:p>0.012338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30835" calcext:value-type="float">
            <text:p>0.0093083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32399" calcext:value-type="float">
            <text:p>0.013239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258918" calcext:value-type="float">
            <text:p>0.0025891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320546" calcext:value-type="float">
            <text:p>0.0320546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5819" calcext:value-type="float">
            <text:p>0.025819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49947" calcext:value-type="float">
            <text:p>0.044994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70397" calcext:value-type="float">
            <text:p>0.027039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64707" calcext:value-type="float">
            <text:p>0.002647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191918" calcext:value-type="float">
            <text:p>0.00191918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51631" calcext:value-type="float">
            <text:p>0.0251631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553131" calcext:value-type="float">
            <text:p>5.53E-05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7188" calcext:value-type="float">
            <text:p>0.017188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46415" calcext:value-type="float">
            <text:p>0.0046415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62868" calcext:value-type="float">
            <text:p>0.0162868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81313" calcext:value-type="float">
            <text:p>0.00281313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47688" calcext:value-type="float">
            <text:p>0.0547688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950509" calcext:value-type="float">
            <text:p>0.00950509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63982" calcext:value-type="float">
            <text:p>0.0163982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11816" calcext:value-type="float">
            <text:p>0.0211816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20384" calcext:value-type="float">
            <text:p>0.0120384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88425" calcext:value-type="float">
            <text:p>0.0388425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7445" calcext:value-type="float">
            <text:p>0.0237445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494149" calcext:value-type="float">
            <text:p>4.94E-02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27364" calcext:value-type="float">
            <text:p>0.0227364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42703" calcext:value-type="float">
            <text:p>0.0242703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17569" calcext:value-type="float">
            <text:p>0.0117569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299885" calcext:value-type="float">
            <text:p>3.00E-02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07377" calcext:value-type="float">
            <text:p>0.040737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19136" calcext:value-type="float">
            <text:p>0.0319136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431524" calcext:value-type="float">
            <text:p>0.00431524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47067" calcext:value-type="float">
            <text:p>0.004706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00731" calcext:value-type="float">
            <text:p>0.0400731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7056" calcext:value-type="float">
            <text:p>0.017056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618069" calcext:value-type="float">
            <text:p>0.0618069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29835" calcext:value-type="float">
            <text:p>0.0229835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29973" calcext:value-type="float">
            <text:p>0.0329973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18975" calcext:value-type="float">
            <text:p>0.0318975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16978" calcext:value-type="float">
            <text:p>0.0316978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8325" calcext:value-type="float">
            <text:p>0.028325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49347" calcext:value-type="float">
            <text:p>0.014934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11946" calcext:value-type="float">
            <text:p>0.0111946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26298" calcext:value-type="float">
            <text:p>0.012629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272134" calcext:value-type="float">
            <text:p>0.0027213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91558" calcext:value-type="float">
            <text:p>0.0099155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43284" calcext:value-type="float">
            <text:p>0.004328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521831" calcext:value-type="float">
            <text:p>0.0052183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table:style-name="ce2" office:value-type="float" office:value="0.00409958" calcext:value-type="float">
            <text:p>4.10E-0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12406" calcext:value-type="float">
            <text:p>0.0112406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90095" calcext:value-type="float">
            <text:p>0.019009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51052" calcext:value-type="float">
            <text:p>0.00951052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646792" calcext:value-type="float">
            <text:p>0.00646792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86481" calcext:value-type="float">
            <text:p>0.018648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641485" calcext:value-type="float">
            <text:p>0.0064148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23687" calcext:value-type="float">
            <text:p>0.002368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08773" calcext:value-type="float">
            <text:p>0.010877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61575" calcext:value-type="float">
            <text:p>0.016157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74184" calcext:value-type="float">
            <text:p>0.017418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07617" calcext:value-type="float">
            <text:p>0.010761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table:style-name="ce2" office:value-type="float" office:value="0.00278658" calcext:value-type="float">
            <text:p>2.79E-0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413078" calcext:value-type="float">
            <text:p>0.0041307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35089" calcext:value-type="float">
            <text:p>0.013508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409457" calcext:value-type="float">
            <text:p>0.0040945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668699" calcext:value-type="float">
            <text:p>0.0066869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639246" calcext:value-type="float">
            <text:p>0.00639246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818799" calcext:value-type="float">
            <text:p>0.0081879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62555" calcext:value-type="float">
            <text:p>0.0096255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46443" calcext:value-type="float">
            <text:p>0.0014644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36723" calcext:value-type="float">
            <text:p>0.013672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230857" calcext:value-type="float">
            <text:p>0.023085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783616" calcext:value-type="float">
            <text:p>0.00783616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61575" calcext:value-type="float">
            <text:p>0.016157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228682" calcext:value-type="float">
            <text:p>0.00228682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0269651" calcext:value-type="float">
            <text:p>0.00026965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05637" calcext:value-type="float">
            <text:p>0.010563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816844" calcext:value-type="float">
            <text:p>0.0081684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05753" calcext:value-type="float">
            <text:p>0.010575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313282" calcext:value-type="float">
            <text:p>0.00313282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531442" calcext:value-type="float">
            <text:p>0.00531442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846724" calcext:value-type="float">
            <text:p>0.0084672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64205" calcext:value-type="float">
            <text:p>0.0096420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49284" calcext:value-type="float">
            <text:p>0.0014928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297917" calcext:value-type="float">
            <text:p>0.0029791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229441" calcext:value-type="float">
            <text:p>0.022944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04623" calcext:value-type="float">
            <text:p>0.010462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266987" calcext:value-type="float">
            <text:p>0.0026698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404331" calcext:value-type="float">
            <text:p>0.0040433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0320137" calcext:value-type="float">
            <text:p>0.00032013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205043" calcext:value-type="float">
            <text:p>0.020504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table:style-name="ce2" office:value-type="float" office:value="0.0232313" calcext:value-type="float">
            <text:p>2.32E-02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5038" calcext:value-type="float">
            <text:p>0.01503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256865" calcext:value-type="float">
            <text:p>0.025686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771418" calcext:value-type="float">
            <text:p>0.0077141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564128" calcext:value-type="float">
            <text:p>0.0056412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200272" calcext:value-type="float">
            <text:p>2.00E-0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78298" calcext:value-type="float">
            <text:p>0.007829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20628" calcext:value-type="float">
            <text:p>0.0092062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93639" calcext:value-type="float">
            <text:p>0.019363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303353" calcext:value-type="float">
            <text:p>0.030335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208119" calcext:value-type="float">
            <text:p>0.020811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76094" calcext:value-type="float">
            <text:p>0.017609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11944" calcext:value-type="float">
            <text:p>0.0091194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380696" calcext:value-type="float">
            <text:p>0.00380696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07996" calcext:value-type="float">
            <text:p>0.00107996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2727" calcext:value-type="float">
            <text:p>0.00272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2727" calcext:value-type="float">
            <text:p>0.00272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71301" calcext:value-type="float">
            <text:p>0.0017130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222095" calcext:value-type="float">
            <text:p>0.022209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38298" calcext:value-type="float">
            <text:p>0.013829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835386" calcext:value-type="float">
            <text:p>0.00835386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12821" calcext:value-type="float">
            <text:p>0.011282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82233" calcext:value-type="float">
            <text:p>0.018223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590132" calcext:value-type="float">
            <text:p>0.00590132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34933" calcext:value-type="float">
            <text:p>0.013493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24599" calcext:value-type="float">
            <text:p>0.012459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35344" calcext:value-type="float">
            <text:p>0.0013534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91374" calcext:value-type="float">
            <text:p>0.0099137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table:style-name="ce2" office:value-type="float" office:value="0.00959364" calcext:value-type="float">
            <text:p>9.59E-0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07941" calcext:value-type="float">
            <text:p>0.0010794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table:style-name="ce2" office:value-type="float" office:value="0.00243586" calcext:value-type="float">
            <text:p>2.44E-0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48283" calcext:value-type="float">
            <text:p>0.0094828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0297278" calcext:value-type="float">
            <text:p>0.00029727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672224" calcext:value-type="float">
            <text:p>0.0067222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278041" calcext:value-type="float">
            <text:p>0.0027804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309679" calcext:value-type="float">
            <text:p>0.0030967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26383" calcext:value-type="float">
            <text:p>0.012638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241846" calcext:value-type="float">
            <text:p>2.42E-0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90407" calcext:value-type="float">
            <text:p>0.01904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203044" calcext:value-type="float">
            <text:p>0.020304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5489" calcext:value-type="float">
            <text:p>0.001548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0339553" calcext:value-type="float">
            <text:p>0.00033955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55229" calcext:value-type="float">
            <text:p>0.0095522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10078" calcext:value-type="float">
            <text:p>0.011007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20218" calcext:value-type="float">
            <text:p>0.012021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63645" calcext:value-type="float">
            <text:p>0.0016364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82273" calcext:value-type="float">
            <text:p>0.018227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66098" calcext:value-type="float">
            <text:p>0.016609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35122" calcext:value-type="float">
            <text:p>0.0135122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232586" calcext:value-type="float">
            <text:p>0.0232586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35517" calcext:value-type="float">
            <text:p>0.013551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469929" calcext:value-type="float">
            <text:p>0.0046992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531065" calcext:value-type="float">
            <text:p>0.0053106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98937" calcext:value-type="float">
            <text:p>0.0099893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68632" calcext:value-type="float">
            <text:p>0.00968632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13241" calcext:value-type="float">
            <text:p>0.011324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333138" calcext:value-type="float">
            <text:p>0.0033313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28274" calcext:value-type="float">
            <text:p>0.012827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table:style-name="ce2" office:value-type="float" office:value="0.00150304" calcext:value-type="float">
            <text:p>1.50E-0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318317" calcext:value-type="float">
            <text:p>0.031831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415221" calcext:value-type="float">
            <text:p>0.041522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99357" calcext:value-type="float">
            <text:p>0.0099935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94678" calcext:value-type="float">
            <text:p>0.019467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67859" calcext:value-type="float">
            <text:p>0.016785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844648" calcext:value-type="float">
            <text:p>0.00844648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561383" calcext:value-type="float">
            <text:p>0.0056138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551455" calcext:value-type="float">
            <text:p>0.0055145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111284" calcext:value-type="float">
            <text:p>0.0111284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671242" calcext:value-type="float">
            <text:p>0.00671242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table:style-name="ce2" office:value-type="float" office:value="0.00292251" calcext:value-type="float">
            <text:p>2.92E-03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29479" calcext:value-type="float">
            <text:p>0.00929479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204965" calcext:value-type="float">
            <text:p>0.020496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208367" calcext:value-type="float">
            <text:p>0.020836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814921" calcext:value-type="float">
            <text:p>0.00814921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955445" calcext:value-type="float">
            <text:p>0.00955445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>
          <table:table-cell office:value-type="float" office:value="0.00174537" calcext:value-type="float">
            <text:p>0.00174537</text:p>
          </table:table-cell>
          <table:table-cell office:value-type="float" office:value="0.0363044" calcext:value-type="float">
            <text:p>0.0363044</text:p>
          </table:table-cell>
          <table:table-cell table:number-columns-repeated="1022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ziTest" table:style-name="ta1">
        <table:shapes>
          <draw:frame draw:z-index="0" draw:style-name="gr1" draw:text-style-name="P1" svg:width="2880pt" svg:height="1440pt" svg:x="491.02pt" svg:y="140.8pt">
            <loext:p draw:notify-on-update-of-ranges="medziTest.A1:medziTest.A1 medziTest.A2:medziTest.A249 medziTest.B1:medziTest.B1 medziTest.B2:medziTest.B249 medziTest.C1:medziTest.C1 medziTest.C2:medziTest.C249 medziTest.D1:medziTest.D1 medziTest.D2:medziTest.D24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20" table:default-cell-style-name="ce3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č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0"/>
        </table:table-row>
        <table:table-row table:style-name="ro1">
          <table:table-cell office:value-type="float" office:value="0.0189097" calcext:value-type="float">
            <text:p>0.018909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61991" calcext:value-type="float">
            <text:p>0.0261991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869255" calcext:value-type="float">
            <text:p>0.0086925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0323251" calcext:value-type="float">
            <text:p>0.000323251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76105" calcext:value-type="float">
            <text:p>0.0017610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3319" calcext:value-type="float">
            <text:p>0.011331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27697" calcext:value-type="float">
            <text:p>0.012769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67883" calcext:value-type="float">
            <text:p>0.0096788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90712" calcext:value-type="float">
            <text:p>0.019071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1357" calcext:value-type="float">
            <text:p>0.011135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315282" calcext:value-type="float">
            <text:p>0.0031528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73272" calcext:value-type="float">
            <text:p>0.0017327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819351" calcext:value-type="float">
            <text:p>0.00819351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643954" calcext:value-type="float">
            <text:p>0.00643954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566244" calcext:value-type="float">
            <text:p>5.66E-0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0093" calcext:value-type="float">
            <text:p>0.01009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700225" calcext:value-type="float">
            <text:p>0.0070022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39344" calcext:value-type="float">
            <text:p>0.00139344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279297" calcext:value-type="float">
            <text:p>0.0027929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0078" calcext:value-type="float">
            <text:p>0.0110078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16076" calcext:value-type="float">
            <text:p>0.00116076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572979" calcext:value-type="float">
            <text:p>0.0057297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69049" calcext:value-type="float">
            <text:p>0.016904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2343" calcext:value-type="float">
            <text:p>0.01234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64205" calcext:value-type="float">
            <text:p>0.0096420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1284" calcext:value-type="float">
            <text:p>0.0111284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338468" calcext:value-type="float">
            <text:p>0.00338468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778049" calcext:value-type="float">
            <text:p>0.0077804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390612" calcext:value-type="float">
            <text:p>0.0039061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419933" calcext:value-type="float">
            <text:p>0.0041993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43074" calcext:value-type="float">
            <text:p>0.0143074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82809" calcext:value-type="float">
            <text:p>0.0018280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47149" calcext:value-type="float">
            <text:p>0.0014714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82697" calcext:value-type="float">
            <text:p>0.008269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2859" calcext:value-type="float">
            <text:p>0.011285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2262" calcext:value-type="float">
            <text:p>2.26E-0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445855" calcext:value-type="float">
            <text:p>0.0044585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20628" calcext:value-type="float">
            <text:p>0.00920628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69542" calcext:value-type="float">
            <text:p>0.016954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97339" calcext:value-type="float">
            <text:p>0.019733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09953" calcext:value-type="float">
            <text:p>0.010995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03804" calcext:value-type="float">
            <text:p>0.0203804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40566" calcext:value-type="float">
            <text:p>0.00940566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86005" calcext:value-type="float">
            <text:p>0.018600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581013" calcext:value-type="float">
            <text:p>0.0058101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5682" calcext:value-type="float">
            <text:p>0.011568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43379" calcext:value-type="float">
            <text:p>0.024337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43072" calcext:value-type="float">
            <text:p>0.0014307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4777" calcext:value-type="float">
            <text:p>0.01477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09778" calcext:value-type="float">
            <text:p>0.0109778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07577" calcext:value-type="float">
            <text:p>0.0207577</text:p>
          </table:table-cell>
          <table:table-cell/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71397" calcext:value-type="float">
            <text:p>0.0171397</text:p>
          </table:table-cell>
          <table:table-cell/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90869" calcext:value-type="float">
            <text:p>0.05908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09125" calcext:value-type="float">
            <text:p>0.007091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49994" calcext:value-type="float">
            <text:p>0.06499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76571" calcext:value-type="float">
            <text:p>0.01765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8921" calcext:value-type="float">
            <text:p>0.0058921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4738" calcext:value-type="float">
            <text:p>0.01547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95068" calcext:value-type="float">
            <text:p>0.0595068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36881" calcext:value-type="float">
            <text:p>0.004368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12923" calcext:value-type="float">
            <text:p>0.002129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0158" calcext:value-type="float">
            <text:p>0.0150158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7728" calcext:value-type="float">
            <text:p>0.02177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79792" calcext:value-type="float">
            <text:p>0.005797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9725" calcext:value-type="float">
            <text:p>0.03097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6339" calcext:value-type="float">
            <text:p>0.01563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0102" calcext:value-type="float">
            <text:p>0.01901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15706" calcext:value-type="float">
            <text:p>0.04157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1622" calcext:value-type="float">
            <text:p>0.0161622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00269" calcext:value-type="float">
            <text:p>0.04002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44817" calcext:value-type="float">
            <text:p>0.02448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8123" calcext:value-type="float">
            <text:p>0.01981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74511" calcext:value-type="float">
            <text:p>0.01745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572592" calcext:value-type="float">
            <text:p>0.005725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57142" calcext:value-type="float">
            <text:p>0.009571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65136" calcext:value-type="float">
            <text:p>0.009651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23835" calcext:value-type="float">
            <text:p>0.001238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2528" calcext:value-type="float">
            <text:p>0.0125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78506" calcext:value-type="float">
            <text:p>0.01785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2633" calcext:value-type="float">
            <text:p>0.01126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678398" calcext:value-type="float">
            <text:p>0.006783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17593" calcext:value-type="float">
            <text:p>0.001175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22162" calcext:value-type="float">
            <text:p>0.01221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89027" calcext:value-type="float">
            <text:p>0.01890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89027" calcext:value-type="float">
            <text:p>0.018902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6002" calcext:value-type="float">
            <text:p>0.011600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307897" calcext:value-type="float">
            <text:p>0.030789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63493" calcext:value-type="float">
            <text:p>0.0096349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4247" calcext:value-type="float">
            <text:p>0.011424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846882" calcext:value-type="float">
            <text:p>0.0084688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76439" calcext:value-type="float">
            <text:p>0.0097643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46122" calcext:value-type="float">
            <text:p>0.0014612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table:style-name="ce4" office:value-type="float" office:value="0.0112256" calcext:value-type="float">
            <text:p>1.12E-0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table:style-name="ce4" office:value-type="float" office:value="0.0125908" calcext:value-type="float">
            <text:p>1.26E-0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811468" calcext:value-type="float">
            <text:p>0.00811468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299174" calcext:value-type="float">
            <text:p>0.00299174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295721" calcext:value-type="float">
            <text:p>0.00295721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table:style-name="ce4" office:value-type="float" office:value="0.00678398" calcext:value-type="float">
            <text:p>6.78E-0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07852" calcext:value-type="float">
            <text:p>0.0010785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76277" calcext:value-type="float">
            <text:p>0.017627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442018" calcext:value-type="float">
            <text:p>0.00442018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23345" calcext:value-type="float">
            <text:p>0.022334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table:style-name="ce4" office:value-type="float" office:value="0.0164219" calcext:value-type="float">
            <text:p>1.64E-0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14193" calcext:value-type="float">
            <text:p>0.0214193</text:p>
          </table:table-cell>
          <table:table-cell/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45517" calcext:value-type="float">
            <text:p>0.07455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44904" calcext:value-type="float">
            <text:p>0.0644904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13221" calcext:value-type="float">
            <text:p>0.00913221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3807" calcext:value-type="float">
            <text:p>0.01238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78989" calcext:value-type="float">
            <text:p>0.01789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48806" calcext:value-type="float">
            <text:p>0.05488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4175" calcext:value-type="float">
            <text:p>0.0234175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02033" calcext:value-type="float">
            <text:p>0.04020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58777" calcext:value-type="float">
            <text:p>0.02587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78098" calcext:value-type="float">
            <text:p>0.02780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27086" calcext:value-type="float">
            <text:p>0.06270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5014" calcext:value-type="float">
            <text:p>0.0215014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87014" calcext:value-type="float">
            <text:p>0.0287014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87763" calcext:value-type="float">
            <text:p>0.006877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9609" calcext:value-type="float">
            <text:p>0.0696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62863" calcext:value-type="float">
            <text:p>0.003628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4729" calcext:value-type="float">
            <text:p>0.01147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62256" calcext:value-type="float">
            <text:p>0.0046225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07118" calcext:value-type="float">
            <text:p>0.04071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58532" calcext:value-type="float">
            <text:p>0.02585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3507" calcext:value-type="float">
            <text:p>0.01435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7457" calcext:value-type="float">
            <text:p>0.00774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3411" calcext:value-type="float">
            <text:p>0.01534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5646" calcext:value-type="float">
            <text:p>0.01956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95646" calcext:value-type="float">
            <text:p>0.01956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58872" calcext:value-type="float">
            <text:p>0.01588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357074" calcext:value-type="float">
            <text:p>0.03570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70691" calcext:value-type="float">
            <text:p>0.001706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56777" calcext:value-type="float">
            <text:p>0.009567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4701" calcext:value-type="float">
            <text:p>0.01147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31065" calcext:value-type="float">
            <text:p>0.009310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1287" calcext:value-type="float">
            <text:p>0.00112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270982" calcext:value-type="float">
            <text:p>0.00270982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818805" calcext:value-type="float">
            <text:p>0.0081880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617206" calcext:value-type="float">
            <text:p>6.17E-0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683333" calcext:value-type="float">
            <text:p>0.0068333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35249" calcext:value-type="float">
            <text:p>0.0013524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16507" calcext:value-type="float">
            <text:p>0.021650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14147" calcext:value-type="float">
            <text:p>0.021414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646041" calcext:value-type="float">
            <text:p>0.00646041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table:style-name="ce4" office:value-type="float" office:value="0.00550528" calcext:value-type="float">
            <text:p>5.51E-0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416005" calcext:value-type="float">
            <text:p>0.0041600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34713" calcext:value-type="float">
            <text:p>0.0093471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439097" calcext:value-type="float">
            <text:p>0.0043909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439097" calcext:value-type="float">
            <text:p>0.0043909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435743" calcext:value-type="float">
            <text:p>0.0043574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281595" calcext:value-type="float">
            <text:p>0.0028159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784001" calcext:value-type="float">
            <text:p>0.00784001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68836" calcext:value-type="float">
            <text:p>0.00168836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44897" calcext:value-type="float">
            <text:p>0.014489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58626" calcext:value-type="float">
            <text:p>0.0158626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10249" calcext:value-type="float">
            <text:p>0.021024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23644" calcext:value-type="float">
            <text:p>0.0223644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0522" calcext:value-type="float">
            <text:p>0.01052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224791" calcext:value-type="float">
            <text:p>0.00224791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00301" calcext:value-type="float">
            <text:p>0.0100301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90517" calcext:value-type="float">
            <text:p>0.019051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36501" calcext:value-type="float">
            <text:p>0.00936501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87214" calcext:value-type="float">
            <text:p>0.0087214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841835" calcext:value-type="float">
            <text:p>0.0084183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2153" calcext:value-type="float">
            <text:p>0.011215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2153" calcext:value-type="float">
            <text:p>0.011215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265993" calcext:value-type="float">
            <text:p>0.0026599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43166" calcext:value-type="float">
            <text:p>0.00143166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44925" calcext:value-type="float">
            <text:p>0.0144925</text:p>
          </table:table-cell>
          <table:table-cell/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36035" calcext:value-type="float">
            <text:p>0.00336035</text:p>
          </table:table-cell>
          <table:table-cell/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78226" calcext:value-type="float">
            <text:p>0.067822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67315" calcext:value-type="float">
            <text:p>0.04673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25612" calcext:value-type="float">
            <text:p>0.0325612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62079" calcext:value-type="float">
            <text:p>0.056207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50985" calcext:value-type="float">
            <text:p>0.04509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820119" calcext:value-type="float">
            <text:p>0.08201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1389" calcext:value-type="float">
            <text:p>0.0413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87777" calcext:value-type="float">
            <text:p>0.06877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41364" calcext:value-type="float">
            <text:p>0.04413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08485" calcext:value-type="float">
            <text:p>0.06084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30319" calcext:value-type="float">
            <text:p>0.006303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63362" calcext:value-type="float">
            <text:p>0.002633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table:style-name="ce4" office:value-type="float" office:value="0.00000847876" calcext:value-type="float">
            <text:p>8.48E-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6986" calcext:value-type="float">
            <text:p>0.02069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36626" calcext:value-type="float">
            <text:p>0.0043662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69753" calcext:value-type="float">
            <text:p>0.001697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25779" calcext:value-type="float">
            <text:p>0.0052577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26" calcext:value-type="float">
            <text:p>0.0192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55559" calcext:value-type="float">
            <text:p>0.03555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22927" calcext:value-type="float">
            <text:p>0.03229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9487" calcext:value-type="float">
            <text:p>0.01394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3385" calcext:value-type="float">
            <text:p>0.01633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86626" calcext:value-type="float">
            <text:p>0.0048662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62538" calcext:value-type="float">
            <text:p>0.02625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61145" calcext:value-type="float">
            <text:p>0.0261145</text:p>
          </table:table-cell>
          <table:table-cell/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3666" calcext:value-type="float">
            <text:p>0.0123666</text:p>
          </table:table-cell>
          <table:table-cell/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9225" calcext:value-type="float">
            <text:p>0.0079225</text:p>
          </table:table-cell>
          <table:table-cell/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89291" calcext:value-type="float">
            <text:p>0.00789291</text:p>
          </table:table-cell>
          <table:table-cell/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4429" calcext:value-type="float">
            <text:p>0.0124429</text:p>
          </table:table-cell>
          <table:table-cell/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1152" calcext:value-type="float">
            <text:p>0.0151152</text:p>
          </table:table-cell>
          <table:table-cell/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01425" calcext:value-type="float">
            <text:p>0.04014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1288" calcext:value-type="float">
            <text:p>0.01012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332941" calcext:value-type="float">
            <text:p>0.03329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352337" calcext:value-type="float">
            <text:p>0.03523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09919" calcext:value-type="float">
            <text:p>0.02099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8386" calcext:value-type="float">
            <text:p>0.0083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16449" calcext:value-type="float">
            <text:p>0.021644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13138" calcext:value-type="float">
            <text:p>0.02131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62181" calcext:value-type="float">
            <text:p>0.01621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table:style-name="ce4" office:value-type="float" office:value="0.00821285" calcext:value-type="float">
            <text:p>8.21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07117" calcext:value-type="float">
            <text:p>0.01071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22035" calcext:value-type="float">
            <text:p>0.01220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265795" calcext:value-type="float">
            <text:p>0.00265795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2072" calcext:value-type="float">
            <text:p>0.01120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66169" calcext:value-type="float">
            <text:p>0.001661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725053" calcext:value-type="float">
            <text:p>0.0072505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729591" calcext:value-type="float">
            <text:p>0.00729591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09664" calcext:value-type="float">
            <text:p>0.0109664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76346" calcext:value-type="float">
            <text:p>0.00176346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8759" calcext:value-type="float">
            <text:p>0.011875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42828" calcext:value-type="float">
            <text:p>0.0142828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462963" calcext:value-type="float">
            <text:p>0.0046296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706995" calcext:value-type="float">
            <text:p>0.0070699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32755" calcext:value-type="float">
            <text:p>0.023275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240407" calcext:value-type="float">
            <text:p>0.024040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323194" calcext:value-type="float">
            <text:p>0.0323194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22035" calcext:value-type="float">
            <text:p>0.012203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277393" calcext:value-type="float">
            <text:p>0.0027739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2942" calcext:value-type="float">
            <text:p>0.011294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5693" calcext:value-type="float">
            <text:p>0.011569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28825" calcext:value-type="float">
            <text:p>0.00128825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54048" calcext:value-type="float">
            <text:p>0.0054048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34608" calcext:value-type="float">
            <text:p>0.00134608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27781" calcext:value-type="float">
            <text:p>0.0127781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11328" calcext:value-type="float">
            <text:p>0.0111328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07787" calcext:value-type="float">
            <text:p>0.010778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121069" calcext:value-type="float">
            <text:p>0.012106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139317" calcext:value-type="float">
            <text:p>0.00139317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table:style-name="ce4" office:value-type="float" office:value="0.00720675" calcext:value-type="float">
            <text:p>7.21E-03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table:style-name="ce4" office:value-type="float" office:value="0.0192166" calcext:value-type="float">
            <text:p>1.92E-0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833282" calcext:value-type="float">
            <text:p>0.0083328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1888" calcext:value-type="float">
            <text:p>0.0091888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1888" calcext:value-type="float">
            <text:p>0.0091888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232919" calcext:value-type="float">
            <text:p>0.0023291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79152" calcext:value-type="float">
            <text:p>0.00979152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>
          <table:table-cell office:value-type="float" office:value="0.0098369" calcext:value-type="float">
            <text:p>0.0098369</text:p>
          </table:table-cell>
          <table:table-cell/>
          <table:table-cell office:value-type="float" office:value="0.0363044" calcext:value-type="float">
            <text:p>0.0363044</text:p>
          </table:table-cell>
          <table:table-cell table:number-columns-repeated="1021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 style:data-style-name="N2" text:time-value="18:00:30.378963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21:08.093504307</meta:creation-date>
    <meta:generator>LibreOffice/5.1.6.2$Linux_X86_64 LibreOffice_project/10m0$Build-2</meta:generator>
    <dc:date>2019-04-17T18:31:29.350612992</dc:date>
    <meta:editing-duration>PT48M25S</meta:editing-duration>
    <meta:editing-cycles>5</meta:editing-cycles>
    <meta:document-statistic meta:table-count="6" meta:cell-count="344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3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3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1.601cm" svg:height="50.801cm" xlink:href=".." xlink:type="simple" chart:class="chart:line" chart:style-name="ch1">
        <chart:legend chart:legend-position="top" svg:x="38.913cm" svg:y="0.185cm" style:legend-expansion="wide" chart:style-name="ch2"/>
        <chart:plot-area chart:style-name="ch3" table:cell-range-address="vonTrening.A1:vonTrening.C201" chart:data-source-has-labels="row" svg:x="4.51cm" svg:y="3.001cm" svg:width="95.059cm" svg:height="44.336cm">
          <chartooo:coordinate-region svg:x="6.825cm" svg:y="3.511cm" svg:width="92.744cm" svg:height="41.222cm"/>
          <chart:axis chart:dimension="x" chart:name="primary-x" chart:style-name="ch4">
            <chart:title svg:x="46.901cm" svg:y="48.354cm" chart:style-name="ch5">
              <text:p>Spracovanie snímky</text:p>
            </chart:title>
          </chart:axis>
          <chart:axis chart:dimension="y" chart:name="primary-y" chart:style-name="ch6">
            <chart:title svg:x="0.451cm" svg:y="30.981cm" chart:style-name="ch7">
              <text:p>Abs. rozdielu pomerov</text:p>
            </chart:title>
            <chart:grid chart:style-name="ch8" chart:class="major"/>
          </chart:axis>
          <chart:series chart:style-name="ch9" chart:values-cell-range-address="vonTrening.A2:vonTrening.A201" chart:label-cell-address="vonTrening.A1:vonTrening.A1" chart:class="chart:line">
            <chart:data-point chart:repeated="200"/>
          </chart:series>
          <chart:series chart:style-name="ch10" chart:values-cell-range-address="vonTrening.B2:vonTrening.B201" chart:label-cell-address="vonTrening.B1:vonTrening.B1" chart:class="chart:line">
            <chart:data-point chart:repeated="200"/>
          </chart:series>
          <chart:series chart:style-name="ch11" chart:values-cell-range-address="vonTrening.C2:vonTrening.C201" chart:label-cell-address="vonTrening.C1:vonTrening.C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vonTrening.A1:vonTrening.A1</svg:desc>
                </draw:g>
              </table:table-cell>
              <table:table-cell office:value-type="string">
                <text:p>Prah</text:p>
                <draw:g>
                  <svg:desc>vonTrening.B1:vonTrening.B1</svg:desc>
                </draw:g>
              </table:table-cell>
              <table:table-cell office:value-type="string">
                <text:p>Reč skutočnosť</text:p>
                <draw:g>
                  <svg:desc>vonTrening.C1:vonTren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onTrening.A2:vonTrening.A201</svg:desc>
                </draw:g>
              </table:table-cell>
              <table:table-cell office:value-type="float" office:value="0.0404024">
                <text:p>0.0404024</text:p>
                <draw:g>
                  <svg:desc>vonTrening.B2:vonTrening.B201</svg:desc>
                </draw:g>
              </table:table-cell>
              <table:table-cell office:value-type="float" office:value="NaN">
                <text:p>NaN</text:p>
                <draw:g>
                  <svg:desc>vonTrening.C2:vonTrening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4173">
                <text:p>0.002417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9635">
                <text:p>0.0229635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21276">
                <text:p>0.0022127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3215">
                <text:p>0.0183215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6614">
                <text:p>0.011661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29642">
                <text:p>0.0092964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0046">
                <text:p>0.025004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7183">
                <text:p>0.015718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0815">
                <text:p>0.0050815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20484">
                <text:p>0.0042048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28634">
                <text:p>0.0092863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28244">
                <text:p>0.0022824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3373">
                <text:p>0.011337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6197">
                <text:p>0.013619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7197">
                <text:p>0.01719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197">
                <text:p>0.01719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21701">
                <text:p>0.0012170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805891">
                <text:p>0.0080589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04308">
                <text:p>0.0000104308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1856">
                <text:p>0.01185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06184">
                <text:p>0.0070618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58898">
                <text:p>0.0158898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703481">
                <text:p>0.0070348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6782">
                <text:p>0.017678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54131">
                <text:p>0.0065413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84578">
                <text:p>0.00184578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51557">
                <text:p>0.025155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54387">
                <text:p>0.0025438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2144">
                <text:p>0.014214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77523">
                <text:p>0.0047752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69896">
                <text:p>0.0569896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65333">
                <text:p>0.0465333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16123">
                <text:p>0.0716123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08694">
                <text:p>0.0108694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1286">
                <text:p>0.0151286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94194">
                <text:p>0.00694194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0291">
                <text:p>0.020291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0906">
                <text:p>0.00090906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36118">
                <text:p>0.0136118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49142">
                <text:p>0.00449142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4097">
                <text:p>0.045409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77782">
                <text:p>0.0177782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06158">
                <text:p>0.0506158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12518">
                <text:p>0.0212518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0646">
                <text:p>0.0100646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2558">
                <text:p>0.0202558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387">
                <text:p>0.0238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3465">
                <text:p>0.023465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49347">
                <text:p>0.024934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64911">
                <text:p>0.0164911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16036">
                <text:p>0.0216036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62256">
                <text:p>0.0162256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63322">
                <text:p>0.0263322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72111">
                <text:p>0.0272111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91254">
                <text:p>0.0691254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0519">
                <text:p>0.020519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2139">
                <text:p>0.0192139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893864">
                <text:p>0.00893864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88253">
                <text:p>0.0488253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69389">
                <text:p>0.0169389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7594">
                <text:p>0.067594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16178">
                <text:p>0.0316178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3248">
                <text:p>0.0363248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84615">
                <text:p>0.0384615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34188">
                <text:p>0.0534188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68753">
                <text:p>0.0268753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7624">
                <text:p>0.011762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1461">
                <text:p>0.006146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28639">
                <text:p>0.022863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37923">
                <text:p>0.013792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35243">
                <text:p>0.00013524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39686">
                <text:p>0.0013968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68341">
                <text:p>0.016834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32919">
                <text:p>0.043291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60634">
                <text:p>0.026063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4559">
                <text:p>0.012455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834">
                <text:p>0.00883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5984">
                <text:p>0.012598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61419">
                <text:p>0.006141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48331">
                <text:p>0.014833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745618">
                <text:p>0.00745618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61471">
                <text:p>0.016147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434271">
                <text:p>0.0043427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0333">
                <text:p>0.013033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8342">
                <text:p>0.019834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41424">
                <text:p>0.0014142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02785">
                <text:p>0.00102785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87992">
                <text:p>0.0098799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743783">
                <text:p>0.0074378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637054">
                <text:p>0.0063705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24883">
                <text:p>0.012488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05664">
                <text:p>0.010566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30836">
                <text:p>0.013083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36219">
                <text:p>0.013621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55533">
                <text:p>0.025553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1442">
                <text:p>0.023144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79261">
                <text:p>0.0037926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77022">
                <text:p>0.007702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77375">
                <text:p>0.00377375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73721">
                <text:p>0.017372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84282">
                <text:p>0.028428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712758">
                <text:p>0.00712758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870651">
                <text:p>0.0087065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66761">
                <text:p>0.0026676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02186">
                <text:p>0.020218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7551">
                <text:p>0.01755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52816">
                <text:p>0.0025281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56142">
                <text:p>0.0025614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888246">
                <text:p>0.0088824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46535">
                <text:p>0.0246535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706553">
                <text:p>0.0070655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44731">
                <text:p>0.024473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33612">
                <text:p>0.033361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12633">
                <text:p>0.011263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43779">
                <text:p>0.034377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56">
                <text:p>0.025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757852">
                <text:p>0.0075785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74127">
                <text:p>0.027412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01721">
                <text:p>0.010172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82525">
                <text:p>0.0182525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49609">
                <text:p>0.014960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49943">
                <text:p>0.014994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50864">
                <text:p>0.035086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21181">
                <text:p>0.0022118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86312">
                <text:p>0.028631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64593">
                <text:p>0.006459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51263">
                <text:p>0.015126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73913">
                <text:p>0.017391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71443">
                <text:p>0.0047144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05309">
                <text:p>0.0040530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484204">
                <text:p>0.0048420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76938">
                <text:p>0.0276938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29996">
                <text:p>0.022999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39519">
                <text:p>0.013951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04744">
                <text:p>0.0050474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111461">
                <text:p>0.000011146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1598">
                <text:p>0.0051598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906345">
                <text:p>0.00906345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31674">
                <text:p>0.0073167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51369">
                <text:p>0.025136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80467">
                <text:p>0.038046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51823">
                <text:p>0.015182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56571">
                <text:p>0.0025657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248268">
                <text:p>0.00248268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64483">
                <text:p>0.006448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901967">
                <text:p>0.0090196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332594">
                <text:p>0.000033259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95417">
                <text:p>0.0089541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40918">
                <text:p>0.0140918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24256">
                <text:p>0.0052425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138223">
                <text:p>0.00013822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01652">
                <text:p>0.020165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63259">
                <text:p>0.026325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75439">
                <text:p>0.017543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878206">
                <text:p>0.0087820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882933">
                <text:p>0.0088293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4052">
                <text:p>0.002405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567436">
                <text:p>0.000056743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92459">
                <text:p>0.029245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15106">
                <text:p>0.031510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49559">
                <text:p>0.0024955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423483">
                <text:p>0.042348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00255">
                <text:p>0.0400255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63886">
                <text:p>0.016388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74169">
                <text:p>0.027416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48091">
                <text:p>0.024809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07595">
                <text:p>0.0107595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815162">
                <text:p>0.0081516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904858">
                <text:p>0.00904858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74761">
                <text:p>0.017476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47132">
                <text:p>0.014713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33821">
                <text:p>0.00633821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16482">
                <text:p>0.011648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28587">
                <text:p>0.022858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45069">
                <text:p>0.034506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914109">
                <text:p>0.0091410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15339">
                <text:p>0.011533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623837">
                <text:p>0.0062383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64147">
                <text:p>0.0026414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62449">
                <text:p>0.016244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36378">
                <text:p>0.0136378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32104">
                <text:p>0.0063210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372624">
                <text:p>0.00372624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520197">
                <text:p>0.0052019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47312">
                <text:p>0.00247312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41359">
                <text:p>0.0141359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95523">
                <text:p>0.029552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71216">
                <text:p>0.0047121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21023">
                <text:p>0.00221023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627646">
                <text:p>0.00627646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32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54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1.601cm" svg:height="50.801cm" xlink:href=".." xlink:type="simple" chart:class="chart:line" chart:style-name="ch1">
        <chart:legend chart:legend-position="top" svg:x="37.09cm" svg:y="0.185cm" style:legend-expansion="wide" chart:style-name="ch2"/>
        <chart:plot-area chart:style-name="ch3" table:cell-range-address="vonTest.A1:vonTest.D248" chart:data-source-has-labels="row" svg:x="4.51cm" svg:y="3.001cm" svg:width="95.059cm" svg:height="44.336cm">
          <chartooo:coordinate-region svg:x="6.825cm" svg:y="3.511cm" svg:width="92.266cm" svg:height="41.222cm"/>
          <chart:axis chart:dimension="x" chart:name="primary-x" chart:style-name="ch4">
            <chart:title svg:x="46.901cm" svg:y="48.354cm" chart:style-name="ch5">
              <text:p>Spracovanie snímky</text:p>
            </chart:title>
          </chart:axis>
          <chart:axis chart:dimension="y" chart:name="primary-y" chart:style-name="ch4">
            <chart:title svg:x="0.451cm" svg:y="30.955cm" chart:style-name="ch6">
              <text:p>Abs. rosdielu pomerov</text:p>
            </chart:title>
            <chart:grid chart:style-name="ch7" chart:class="major"/>
          </chart:axis>
          <chart:series chart:style-name="ch8" chart:values-cell-range-address="vonTest.A2:vonTest.A248" chart:label-cell-address="vonTest.A1:vonTest.A1" chart:class="chart:line">
            <chart:data-point chart:repeated="247"/>
          </chart:series>
          <chart:series chart:style-name="ch9" chart:values-cell-range-address="vonTest.B2:vonTest.B248" chart:label-cell-address="vonTest.B1:vonTest.B1" chart:class="chart:line">
            <chart:data-point chart:repeated="247"/>
          </chart:series>
          <chart:series chart:style-name="ch10" chart:values-cell-range-address="vonTest.C2:vonTest.C248" chart:label-cell-address="vonTest.C1:vonTest.C1" chart:class="chart:line">
            <chart:data-point chart:repeated="247"/>
          </chart:series>
          <chart:series chart:style-name="ch11" chart:values-cell-range-address="vonTest.D2:vonTest.D248" chart:label-cell-address="vonTest.D1:vonTest.D1" chart:class="chart:line">
            <chart:data-point chart:repeated="2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vonTest.A1:vonTest.A1</svg:desc>
                </draw:g>
              </table:table-cell>
              <table:table-cell office:value-type="string">
                <text:p>Reč</text:p>
                <draw:g>
                  <svg:desc>vonTest.B1:vonTest.B1</svg:desc>
                </draw:g>
              </table:table-cell>
              <table:table-cell office:value-type="string">
                <text:p>Prah</text:p>
                <draw:g>
                  <svg:desc>vonTest.C1:vonTest.C1</svg:desc>
                </draw:g>
              </table:table-cell>
              <table:table-cell office:value-type="string">
                <text:p>Reč skutočnosť</text:p>
                <draw:g>
                  <svg:desc>vonTest.D1:von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6082">
                <text:p>0.0356082</text:p>
                <draw:g>
                  <svg:desc>vonTest.A2:vonTest.A248</svg:desc>
                </draw:g>
              </table:table-cell>
              <table:table-cell office:value-type="float" office:value="NaN">
                <text:p>NaN</text:p>
                <draw:g>
                  <svg:desc>vonTest.B2:vonTest.B248</svg:desc>
                </draw:g>
              </table:table-cell>
              <table:table-cell office:value-type="float" office:value="0.0404024">
                <text:p>0.0404024</text:p>
                <draw:g>
                  <svg:desc>vonTest.C2:vonTest.C248</svg:desc>
                </draw:g>
              </table:table-cell>
              <table:table-cell office:value-type="float" office:value="NaN">
                <text:p>NaN</text:p>
                <draw:g>
                  <svg:desc>vonTest.D2:vonTest.D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6744">
                <text:p>0.0126744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52462">
                <text:p>0.0065246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503">
                <text:p>0.02050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1324">
                <text:p>0.0141324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6885">
                <text:p>0.011688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9649">
                <text:p>0.0259649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36527">
                <text:p>0.00636527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433">
                <text:p>0.01543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73599">
                <text:p>0.000173599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34949">
                <text:p>0.0334949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0941">
                <text:p>0.0270941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9038">
                <text:p>0.015903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70679">
                <text:p>0.00770679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10186">
                <text:p>0.0210186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82672">
                <text:p>0.018267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85891">
                <text:p>0.00485891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2512">
                <text:p>0.017251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28674">
                <text:p>0.00628674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343025">
                <text:p>0.000034302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45495">
                <text:p>0.00014549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39618">
                <text:p>0.0013961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53153">
                <text:p>0.015315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5278">
                <text:p>0.016527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80365">
                <text:p>0.018036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06801">
                <text:p>0.0206801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9346">
                <text:p>0.00099346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44493">
                <text:p>0.0044449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955">
                <text:p>0.01895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88874">
                <text:p>0.00988874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37788">
                <text:p>0.013778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892293">
                <text:p>0.0089229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00017">
                <text:p>0.000100017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44806">
                <text:p>0.00644806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85602">
                <text:p>0.0028560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94853">
                <text:p>0.0089485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00493">
                <text:p>0.00010049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67751">
                <text:p>0.0167751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52938">
                <text:p>0.0025293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5721">
                <text:p>0.0155721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914297">
                <text:p>0.00914297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54575">
                <text:p>0.0065457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44178">
                <text:p>0.024417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36465">
                <text:p>0.00013646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38732">
                <text:p>0.023873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44204">
                <text:p>0.0244204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6649">
                <text:p>0.0116649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122">
                <text:p>0.02012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646418">
                <text:p>0.0064641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01706">
                <text:p>0.0101706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37691">
                <text:p>0.0137691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57961">
                <text:p>0.045796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45686">
                <text:p>0.0345686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26094">
                <text:p>0.0626094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8504">
                <text:p>0.0178504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04493">
                <text:p>0.090449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75288">
                <text:p>0.027528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75192">
                <text:p>0.0097519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07737">
                <text:p>0.0107737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45775">
                <text:p>0.0445775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56634">
                <text:p>0.0156634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03108">
                <text:p>0.010310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61948">
                <text:p>0.0066194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40703">
                <text:p>0.044070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0942">
                <text:p>0.019094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99687">
                <text:p>0.0399687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97964">
                <text:p>0.0197964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21051">
                <text:p>0.012105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40498">
                <text:p>0.044049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60209">
                <text:p>0.0360209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26524">
                <text:p>0.0326524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9817">
                <text:p>0.0289817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24849">
                <text:p>0.0324849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80088">
                <text:p>0.018008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09646">
                <text:p>0.00309646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80261">
                <text:p>0.0028026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1139">
                <text:p>0.0151139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42">
                <text:p>0.0114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2962">
                <text:p>0.014296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53137">
                <text:p>0.0153137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5682">
                <text:p>0.011568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3968">
                <text:p>0.012396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00374">
                <text:p>0.0200374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68756">
                <text:p>0.00868756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7604">
                <text:p>0.0037604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79251">
                <text:p>0.0179251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1799">
                <text:p>0.011799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9724">
                <text:p>0.029724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11172">
                <text:p>0.021117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26297">
                <text:p>0.00326297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662">
                <text:p>0.01266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73489">
                <text:p>0.00373489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7293">
                <text:p>0.002729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781885">
                <text:p>0.0078188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132829">
                <text:p>0.000132829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69303">
                <text:p>0.0026930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515339">
                <text:p>0.00515339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03359">
                <text:p>0.0103359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14978">
                <text:p>0.011497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51578">
                <text:p>0.015157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68477">
                <text:p>0.00268477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29352">
                <text:p>0.022935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76128">
                <text:p>0.017612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8176">
                <text:p>0.0408176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51039">
                <text:p>0.0951039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63953">
                <text:p>0.036395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903806">
                <text:p>0.00903806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994658">
                <text:p>0.0099465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60992">
                <text:p>0.016099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05153">
                <text:p>0.030515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80035">
                <text:p>0.0380035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54448">
                <text:p>0.035444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44888">
                <text:p>0.024488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09001">
                <text:p>0.050900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45757">
                <text:p>0.0145757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90576">
                <text:p>0.0390576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86087">
                <text:p>0.0086087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98886">
                <text:p>0.0498886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527903">
                <text:p>0.0052790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15876">
                <text:p>0.0115876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57741">
                <text:p>0.015774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23995">
                <text:p>0.0523995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77259">
                <text:p>0.0177259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85553">
                <text:p>0.028555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24853">
                <text:p>0.0042485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20651">
                <text:p>0.032065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02422">
                <text:p>0.020242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28312">
                <text:p>0.032831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0498">
                <text:p>0.02049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69496">
                <text:p>0.0369496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18662">
                <text:p>0.011866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19302">
                <text:p>0.011930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192583">
                <text:p>0.00019258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6818">
                <text:p>0.02681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15063">
                <text:p>0.011506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543335">
                <text:p>0.00543335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19445">
                <text:p>0.0031944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940767">
                <text:p>0.00940767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49064">
                <text:p>0.00249064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623527">
                <text:p>0.00623527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37304">
                <text:p>0.0237304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12618">
                <text:p>0.021261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70522">
                <text:p>0.0027052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03298">
                <text:p>0.0010329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11032">
                <text:p>0.021103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612706">
                <text:p>0.000612706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80151">
                <text:p>0.0180151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63535">
                <text:p>0.016353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53008">
                <text:p>0.025300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64472">
                <text:p>0.016447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37135">
                <text:p>0.013713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52262">
                <text:p>0.0025226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5246">
                <text:p>0.015246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9508">
                <text:p>0.02950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07493">
                <text:p>0.040749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671926">
                <text:p>0.00671926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58113">
                <text:p>0.035811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02976">
                <text:p>0.0202976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02831">
                <text:p>0.0050283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81175">
                <text:p>0.0181175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887111">
                <text:p>0.0088711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14903">
                <text:p>0.011490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596243">
                <text:p>0.0059624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79821">
                <text:p>0.017982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18901">
                <text:p>0.031890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24293">
                <text:p>0.022429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403267">
                <text:p>0.00403267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628021">
                <text:p>0.0062802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61002">
                <text:p>0.026100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22073">
                <text:p>0.092207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09098">
                <text:p>0.020909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2368">
                <text:p>0.03236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71503">
                <text:p>0.067150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13329">
                <text:p>0.0513329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479212">
                <text:p>0.047921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26602">
                <text:p>0.082660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40978">
                <text:p>0.044097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11765">
                <text:p>0.0511765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506787">
                <text:p>0.0506787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57922">
                <text:p>0.055792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14142">
                <text:p>0.021414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08561">
                <text:p>0.0010856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6356">
                <text:p>0.0026356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03494">
                <text:p>0.0303494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18955">
                <text:p>0.0118955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33871">
                <text:p>0.013387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7501">
                <text:p>0.0107501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46362">
                <text:p>0.034636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83463">
                <text:p>0.038346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55613">
                <text:p>0.015561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00135">
                <text:p>0.0300135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38108">
                <text:p>0.013810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514168">
                <text:p>0.0051416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16048">
                <text:p>0.031604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75192">
                <text:p>0.037519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23897">
                <text:p>0.0223897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911018">
                <text:p>0.0091101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98368">
                <text:p>0.0039836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508553">
                <text:p>0.0050855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11163">
                <text:p>0.021116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13802">
                <text:p>0.041380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30226">
                <text:p>0.0330226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74228">
                <text:p>0.0174228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55304">
                <text:p>0.0355304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79406">
                <text:p>0.0179406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558043">
                <text:p>0.0055804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70307">
                <text:p>0.00270307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46987">
                <text:p>0.00246987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09474">
                <text:p>0.0309474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34173">
                <text:p>0.0334173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2689">
                <text:p>0.022689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727797">
                <text:p>0.00727797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89382">
                <text:p>0.0189382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42219">
                <text:p>0.0142219</text:p>
              </table:table-cell>
              <table:table-cell office:value-type="float" office:value="0.07">
                <text:p>0.07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681877">
                <text:p>0.00681877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53397">
                <text:p>0.0153397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68477">
                <text:p>0.00268477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16613">
                <text:p>0.011661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37663">
                <text:p>0.013766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93305">
                <text:p>0.019330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250971">
                <text:p>0.00250971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681612">
                <text:p>0.0068161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87178">
                <text:p>0.018717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87178">
                <text:p>0.018717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40466">
                <text:p>0.0340466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64472">
                <text:p>0.016447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48268">
                <text:p>0.00248268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59492">
                <text:p>0.025949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61649">
                <text:p>0.0261649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945961">
                <text:p>0.00945961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42397">
                <text:p>0.0142397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478011">
                <text:p>0.00478011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47255">
                <text:p>0.014725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20625">
                <text:p>0.012062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900081">
                <text:p>0.00900081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26953">
                <text:p>0.022695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868899">
                <text:p>0.00868899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401193">
                <text:p>0.00401193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57285">
                <text:p>0.015728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50612">
                <text:p>0.025061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17472">
                <text:p>0.0117472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29995">
                <text:p>0.0229995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951499">
                <text:p>0.00951499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99516">
                <text:p>0.0299516</text:p>
              </table:table-cell>
              <table:table-cell office:value-type="float" office:value="NaN">
                <text:p>NaN</text:p>
              </table:table-cell>
              <table:table-cell office:value-type="float" office:value="0.0404024">
                <text:p>0.04040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3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3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1.601cm" svg:height="50.801cm" xlink:href=".." xlink:type="simple" chart:class="chart:line" chart:style-name="ch1">
        <chart:legend chart:legend-position="top" svg:x="38.913cm" svg:y="0.185cm" style:legend-expansion="wide" chart:style-name="ch2"/>
        <chart:plot-area chart:style-name="ch3" table:cell-range-address="vnutriTrening.A1:vnutriTrening.C201" chart:data-source-has-labels="row" svg:x="4.51cm" svg:y="3.001cm" svg:width="95.059cm" svg:height="44.336cm">
          <chartooo:coordinate-region svg:x="6.825cm" svg:y="3.511cm" svg:width="92.744cm" svg:height="41.222cm"/>
          <chart:axis chart:dimension="x" chart:name="primary-x" chart:style-name="ch4">
            <chart:title svg:x="46.901cm" svg:y="48.354cm" chart:style-name="ch5">
              <text:p>Spracovanie snímky</text:p>
            </chart:title>
          </chart:axis>
          <chart:axis chart:dimension="y" chart:name="primary-y" chart:style-name="ch6">
            <chart:title svg:x="0.451cm" svg:y="30.981cm" chart:style-name="ch7">
              <text:p>Abs. rozdielu pomerov</text:p>
            </chart:title>
            <chart:grid chart:style-name="ch8" chart:class="major"/>
          </chart:axis>
          <chart:series chart:style-name="ch9" chart:values-cell-range-address="vnutriTrening.A2:vnutriTrening.A201" chart:label-cell-address="vnutriTrening.A1:vnutriTrening.A1" chart:class="chart:line">
            <chart:data-point chart:repeated="200"/>
          </chart:series>
          <chart:series chart:style-name="ch10" chart:values-cell-range-address="vnutriTrening.B2:vnutriTrening.B201" chart:label-cell-address="vnutriTrening.B1:vnutriTrening.B1" chart:class="chart:line">
            <chart:data-point chart:repeated="200"/>
          </chart:series>
          <chart:series chart:style-name="ch11" chart:values-cell-range-address="vnutriTrening.C2:vnutriTrening.C201" chart:label-cell-address="vnutriTrening.C1:vnutriTrening.C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vnutriTrening.A1:vnutriTrening.A1</svg:desc>
                </draw:g>
              </table:table-cell>
              <table:table-cell office:value-type="string">
                <text:p>Prah</text:p>
                <draw:g>
                  <svg:desc>vnutriTrening.B1:vnutriTrening.B1</svg:desc>
                </draw:g>
              </table:table-cell>
              <table:table-cell office:value-type="string">
                <text:p>Reč skutočnosť</text:p>
                <draw:g>
                  <svg:desc>vnutriTrening.C1:vnutriTren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nutriTrening.A2:vnutriTrening.A201</svg:desc>
                </draw:g>
              </table:table-cell>
              <table:table-cell office:value-type="float" office:value="0.0305143">
                <text:p>0.0305143</text:p>
                <draw:g>
                  <svg:desc>vnutriTrening.B2:vnutriTrening.B201</svg:desc>
                </draw:g>
              </table:table-cell>
              <table:table-cell office:value-type="float" office:value="NaN">
                <text:p>NaN</text:p>
                <draw:g>
                  <svg:desc>vnutriTrening.C2:vnutriTrening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20138">
                <text:p>0.00032013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6498">
                <text:p>0.008649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70292">
                <text:p>0.0027029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70422">
                <text:p>0.0027042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8531">
                <text:p>0.00048531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053">
                <text:p>0.01905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50446">
                <text:p>0.0095044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3254">
                <text:p>0.011325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8461">
                <text:p>0.00758461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7408">
                <text:p>0.003740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8694">
                <text:p>0.017869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80486">
                <text:p>0.0088048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51703">
                <text:p>0.00025170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50399">
                <text:p>0.00025039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40283">
                <text:p>0.0094028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672251">
                <text:p>0.000672251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21712">
                <text:p>0.0092171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41354">
                <text:p>0.00024135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42654">
                <text:p>0.014265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0524">
                <text:p>0.016052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787">
                <text:p>0.00178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41354">
                <text:p>0.00024135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40089">
                <text:p>0.00024008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67255">
                <text:p>0.00267255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67382">
                <text:p>0.0026738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40128">
                <text:p>0.00024012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991495">
                <text:p>0.000991495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55786">
                <text:p>0.00025578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73649">
                <text:p>0.0027364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2338">
                <text:p>0.012233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15474">
                <text:p>0.0115474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06295">
                <text:p>0.0106295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79555">
                <text:p>0.00079555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71056">
                <text:p>0.0171056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5663">
                <text:p>0.0155663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3826">
                <text:p>0.0123826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5195">
                <text:p>0.0125195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78137">
                <text:p>0.037813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1489">
                <text:p>0.0211489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653753">
                <text:p>0.00653753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0642">
                <text:p>0.00030642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79813">
                <text:p>0.0579813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3632">
                <text:p>0.0013632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940414">
                <text:p>0.00940414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723984">
                <text:p>0.000723984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92916">
                <text:p>0.0692916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68758">
                <text:p>0.0568758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23173">
                <text:p>0.0223173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3365">
                <text:p>0.103365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54261">
                <text:p>0.0254261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89687">
                <text:p>0.018968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55954">
                <text:p>0.00155954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24637">
                <text:p>0.022463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31404">
                <text:p>0.0231404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46488">
                <text:p>0.0346488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82626">
                <text:p>0.0282626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02158">
                <text:p>0.0102158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79278">
                <text:p>0.0279278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27435">
                <text:p>0.0127435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4133">
                <text:p>0.034133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82218">
                <text:p>0.0482218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44763">
                <text:p>0.00144763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1822">
                <text:p>0.021822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48179">
                <text:p>0.0148179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20614">
                <text:p>0.0320614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44215">
                <text:p>0.0144215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27996">
                <text:p>0.012799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251703">
                <text:p>0.00025170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9177">
                <text:p>0.002917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14778">
                <text:p>0.00021477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610194">
                <text:p>0.0061019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301393">
                <text:p>0.00030139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455635">
                <text:p>0.000455635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45769">
                <text:p>0.004576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17586">
                <text:p>0.00021758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420428">
                <text:p>0.0042042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56052">
                <text:p>0.0085605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126474">
                <text:p>0.0000012647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476543">
                <text:p>0.00047654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38508">
                <text:p>0.0083850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35586">
                <text:p>0.0093558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50358">
                <text:p>0.00025035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45143">
                <text:p>0.00024514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86036">
                <text:p>0.0088603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618671">
                <text:p>0.00618671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02014">
                <text:p>0.010201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28692">
                <text:p>0.022869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67304">
                <text:p>0.0026730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06122">
                <text:p>0.030612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45795">
                <text:p>0.0145795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06938">
                <text:p>0.00030693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457718">
                <text:p>0.0045771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42131">
                <text:p>0.00442131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302846">
                <text:p>0.00030284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838452">
                <text:p>0.0083845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480106">
                <text:p>0.00048010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267491">
                <text:p>0.00267491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67365">
                <text:p>0.00267365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3087">
                <text:p>0.01308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28469">
                <text:p>0.012846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21769">
                <text:p>0.0022176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21769">
                <text:p>0.0022176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988222">
                <text:p>0.0098822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24075">
                <text:p>0.0224075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17249">
                <text:p>0.021724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18345">
                <text:p>0.0218345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107883">
                <text:p>0.00010788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233203">
                <text:p>0.0000023320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20188">
                <text:p>0.0042018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65472">
                <text:p>0.006547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77196">
                <text:p>0.0017719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26312">
                <text:p>0.012631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212551">
                <text:p>0.000212551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08479">
                <text:p>0.010847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616583">
                <text:p>0.0061658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155042">
                <text:p>0.00015504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42186">
                <text:p>0.0044218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443336">
                <text:p>0.00044333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98586">
                <text:p>0.019858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61807">
                <text:p>0.01618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910235">
                <text:p>0.00910235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30066">
                <text:p>0.013006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109631">
                <text:p>0.000109631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431449">
                <text:p>0.0043144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856052">
                <text:p>0.0085605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840548">
                <text:p>0.0084054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890098">
                <text:p>0.0089009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34779">
                <text:p>0.013477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27002">
                <text:p>0.0042700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465228">
                <text:p>0.00046522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158341">
                <text:p>0.000158341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816539">
                <text:p>0.0081653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99956">
                <text:p>0.0019995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23586">
                <text:p>0.0022358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32873">
                <text:p>0.023287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28123">
                <text:p>0.022812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97894">
                <text:p>0.0019789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9477">
                <text:p>0.005947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638976">
                <text:p>0.0063897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09667">
                <text:p>0.010966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09631">
                <text:p>0.0109631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439579">
                <text:p>0.00043957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10755">
                <text:p>0.0110755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13837">
                <text:p>0.021383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343014">
                <text:p>0.00034301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386359">
                <text:p>0.0038635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239536">
                <text:p>0.0000023953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47282">
                <text:p>0.014728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06383">
                <text:p>0.010638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01905">
                <text:p>0.0101905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446577">
                <text:p>0.00044657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446577">
                <text:p>0.00044657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0099">
                <text:p>0.01009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05117">
                <text:p>0.020511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02014">
                <text:p>0.010201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23069">
                <text:p>0.012306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23156">
                <text:p>0.012315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220113">
                <text:p>0.00022011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09742">
                <text:p>0.0060974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52646">
                <text:p>0.00015264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82836">
                <text:p>0.0058283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95401">
                <text:p>0.0095401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370943">
                <text:p>0.0037094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394053">
                <text:p>0.0039405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997828">
                <text:p>0.0099782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997828">
                <text:p>0.0099782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4106">
                <text:p>0.02410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97005">
                <text:p>0.0197005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623397">
                <text:p>0.0062339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06425">
                <text:p>0.0106425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117319">
                <text:p>0.00011731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116794">
                <text:p>0.00011679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17442">
                <text:p>0.0041744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23397">
                <text:p>0.0062339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03822">
                <text:p>0.020382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81214">
                <text:p>0.018121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28986">
                <text:p>0.0128986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6281">
                <text:p>0.0106281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02155">
                <text:p>0.00202155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45851">
                <text:p>0.00245851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98702">
                <text:p>0.00198702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28158">
                <text:p>0.022815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32873">
                <text:p>0.023287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30854">
                <text:p>0.013085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322027">
                <text:p>0.00032202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30123">
                <text:p>0.013012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35363">
                <text:p>0.0235363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524">
                <text:p>0.01052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0524">
                <text:p>0.010524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12348">
                <text:p>0.0312348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10369">
                <text:p>0.0110369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32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54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1.601cm" svg:height="50.801cm" xlink:href=".." xlink:type="simple" chart:class="chart:line" chart:style-name="ch1">
        <chart:legend chart:legend-position="top" svg:x="37.09cm" svg:y="0.185cm" style:legend-expansion="wide" chart:style-name="ch2"/>
        <chart:plot-area chart:style-name="ch3" table:cell-range-address="vnutriTest.A1:vnutriTest.D249" chart:data-source-has-labels="row" svg:x="4.51cm" svg:y="3.001cm" svg:width="95.059cm" svg:height="44.336cm">
          <chartooo:coordinate-region svg:x="6.825cm" svg:y="3.511cm" svg:width="92.642cm" svg:height="41.222cm"/>
          <chart:axis chart:dimension="x" chart:name="primary-x" chart:style-name="ch4">
            <chart:title svg:x="46.901cm" svg:y="48.354cm" chart:style-name="ch5">
              <text:p>Spracovanie snímky</text:p>
            </chart:title>
          </chart:axis>
          <chart:axis chart:dimension="y" chart:name="primary-y" chart:style-name="ch4">
            <chart:title svg:x="0.451cm" svg:y="30.955cm" chart:style-name="ch6">
              <text:p>Abs. rosdielu pomerov</text:p>
            </chart:title>
            <chart:grid chart:style-name="ch7" chart:class="major"/>
          </chart:axis>
          <chart:series chart:style-name="ch8" chart:values-cell-range-address="vnutriTest.A2:vnutriTest.A249" chart:label-cell-address="vnutriTest.A1:vnutriTest.A1" chart:class="chart:line">
            <chart:data-point chart:repeated="248"/>
          </chart:series>
          <chart:series chart:style-name="ch9" chart:values-cell-range-address="vnutriTest.B2:vnutriTest.B249" chart:label-cell-address="vnutriTest.B1:vnutriTest.B1" chart:class="chart:line">
            <chart:data-point chart:repeated="248"/>
          </chart:series>
          <chart:series chart:style-name="ch10" chart:values-cell-range-address="vnutriTest.C2:vnutriTest.C249" chart:label-cell-address="vnutriTest.C1:vnutriTest.C1" chart:class="chart:line">
            <chart:data-point chart:repeated="248"/>
          </chart:series>
          <chart:series chart:style-name="ch11" chart:values-cell-range-address="vnutriTest.D2:vnutriTest.D249" chart:label-cell-address="vnutriTest.D1:vnutriTest.D1" chart:class="chart:line">
            <chart:data-point chart:repeated="2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vnutriTest.A1:vnutriTest.A1</svg:desc>
                </draw:g>
              </table:table-cell>
              <table:table-cell office:value-type="string">
                <text:p>Reč</text:p>
                <draw:g>
                  <svg:desc>vnutriTest.B1:vnutriTest.B1</svg:desc>
                </draw:g>
              </table:table-cell>
              <table:table-cell office:value-type="string">
                <text:p>Prah</text:p>
                <draw:g>
                  <svg:desc>vnutriTest.C1:vnutriTest.C1</svg:desc>
                </draw:g>
              </table:table-cell>
              <table:table-cell office:value-type="string">
                <text:p>Reč skutočnosť</text:p>
                <draw:g>
                  <svg:desc>vnutriTest.D1:vnutri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7818">
                <text:p>0.0097818</text:p>
                <draw:g>
                  <svg:desc>vnutriTest.A2:vnutriTest.A249</svg:desc>
                </draw:g>
              </table:table-cell>
              <table:table-cell office:value-type="float" office:value="NaN">
                <text:p>NaN</text:p>
                <draw:g>
                  <svg:desc>vnutriTest.B2:vnutriTest.B249</svg:desc>
                </draw:g>
              </table:table-cell>
              <table:table-cell office:value-type="float" office:value="0.0305143">
                <text:p>0.0305143</text:p>
                <draw:g>
                  <svg:desc>vnutriTest.C2:vnutriTest.C249</svg:desc>
                </draw:g>
              </table:table-cell>
              <table:table-cell office:value-type="float" office:value="NaN">
                <text:p>NaN</text:p>
                <draw:g>
                  <svg:desc>vnutriTest.D2:vnutriTest.D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1202">
                <text:p>0.0131202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6086">
                <text:p>0.00226086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76696">
                <text:p>0.00276696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83663">
                <text:p>0.00883663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61744">
                <text:p>0.000161744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00866">
                <text:p>0.00600866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0526">
                <text:p>0.0210526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524">
                <text:p>0.010524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26219">
                <text:p>0.000226219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12507">
                <text:p>0.000112507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11964">
                <text:p>0.000111964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5257">
                <text:p>0.0105257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19261">
                <text:p>0.000219261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61992">
                <text:p>0.000661992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28838">
                <text:p>0.0022883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89694">
                <text:p>0.00889694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24974">
                <text:p>0.00424974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10159">
                <text:p>0.000110159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51824">
                <text:p>0.00451824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29377">
                <text:p>0.00429377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23008">
                <text:p>0.012300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4715">
                <text:p>0.0084715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05554">
                <text:p>0.00405554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11907">
                <text:p>0.000111907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6359">
                <text:p>0.0106359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28158">
                <text:p>0.022815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21781">
                <text:p>0.0121781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0905">
                <text:p>0.0040905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97799">
                <text:p>0.00397799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7502">
                <text:p>0.0107502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05257">
                <text:p>0.0105257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32501">
                <text:p>0.0132501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73188">
                <text:p>0.0087318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49228">
                <text:p>0.0084922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7861">
                <text:p>0.0127861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98039">
                <text:p>0.00398039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42186">
                <text:p>0.00442186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35541">
                <text:p>0.033554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28102">
                <text:p>0.022810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116788">
                <text:p>0.0000011678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06354">
                <text:p>0.010635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19789">
                <text:p>0.00021978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7522">
                <text:p>0.0004752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694444">
                <text:p>0.00069444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4167">
                <text:p>0.0104167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26068">
                <text:p>0.032606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19691">
                <text:p>0.021969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28986">
                <text:p>0.012898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89637">
                <text:p>0.0089637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82546">
                <text:p>0.0038254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6503">
                <text:p>0.019650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99408">
                <text:p>0.0049940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93706">
                <text:p>0.0029370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89544">
                <text:p>0.00048954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11078">
                <text:p>0.011107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41725">
                <text:p>0.004172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50414">
                <text:p>0.015041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58772">
                <text:p>0.065877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16599">
                <text:p>0.011659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893303">
                <text:p>0.0089330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5856">
                <text:p>0.0001585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592668">
                <text:p>0.0059266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5931">
                <text:p>0.012593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54356">
                <text:p>0.015435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36403">
                <text:p>0.023640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02745">
                <text:p>0.030274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80392">
                <text:p>0.038039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28771">
                <text:p>0.012877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6491">
                <text:p>0.035649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05609">
                <text:p>0.020560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36902">
                <text:p>0.0003690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39853">
                <text:p>0.033985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4879">
                <text:p>0.01487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35797">
                <text:p>0.00435797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5211">
                <text:p>0.010521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04144">
                <text:p>0.010414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415815">
                <text:p>0.0041581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04857">
                <text:p>0.00404857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524">
                <text:p>0.01052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19153">
                <text:p>0.00021915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08288">
                <text:p>0.020828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879">
                <text:p>0.01487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457469">
                <text:p>0.0045746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03044">
                <text:p>0.010304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05211">
                <text:p>0.010521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5269">
                <text:p>0.010526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349618">
                <text:p>0.0000034961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4186">
                <text:p>0.0104186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56581">
                <text:p>0.00456581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8435">
                <text:p>0.018435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30008">
                <text:p>0.023000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114213">
                <text:p>0.000114213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27852">
                <text:p>0.0127852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1208">
                <text:p>0.013120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04116">
                <text:p>0.0104116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37759">
                <text:p>0.0237759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778736">
                <text:p>0.0077873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074">
                <text:p>0.0107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63062">
                <text:p>0.0056306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80872">
                <text:p>0.018087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87033">
                <text:p>0.018703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467543">
                <text:p>0.0046754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66215">
                <text:p>0.076621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48845">
                <text:p>0.054884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01763">
                <text:p>0.020176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71952">
                <text:p>0.027195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66294">
                <text:p>0.056629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18776">
                <text:p>0.061877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74038">
                <text:p>0.047403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58374">
                <text:p>0.045837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540713">
                <text:p>0.0054071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29905">
                <text:p>0.00092990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50375">
                <text:p>0.045037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07415">
                <text:p>0.050741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36135">
                <text:p>0.043613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79745">
                <text:p>0.047974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04646">
                <text:p>0.060464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16072">
                <text:p>0.011607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882569">
                <text:p>0.0088256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94883">
                <text:p>0.019488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47263">
                <text:p>0.034726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29288">
                <text:p>0.032928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50955">
                <text:p>0.0015095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04012">
                <text:p>0.010401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797193">
                <text:p>0.00079719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20951">
                <text:p>0.0012095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30116">
                <text:p>0.003011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820473">
                <text:p>0.0082047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51101">
                <text:p>0.025110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51926">
                <text:p>0.015192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51926">
                <text:p>0.015192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06287">
                <text:p>0.0106287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104695">
                <text:p>0.00010469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104695">
                <text:p>0.00010469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2446">
                <text:p>0.004244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2446">
                <text:p>0.004244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28763">
                <text:p>0.0128763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30934">
                <text:p>0.0130934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04116">
                <text:p>0.0104116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09016">
                <text:p>0.030901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03846">
                <text:p>0.020384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467555">
                <text:p>0.0046755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44498">
                <text:p>0.004449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29867">
                <text:p>0.00429867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425242">
                <text:p>0.0000042524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50372">
                <text:p>0.015037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3281">
                <text:p>0.02328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3281">
                <text:p>0.02328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03044">
                <text:p>0.010304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34715">
                <text:p>0.013471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32519">
                <text:p>0.013251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7754">
                <text:p>0.013775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957115">
                <text:p>0.0095711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75248">
                <text:p>0.017524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1732">
                <text:p>0.02173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25263">
                <text:p>0.0125263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77557">
                <text:p>0.00177557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03002">
                <text:p>0.0103002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68477">
                <text:p>0.0168477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317219">
                <text:p>0.000317219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848441">
                <text:p>0.00848441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47786">
                <text:p>0.00247786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219153">
                <text:p>0.000219153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94565">
                <text:p>0.00594565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48832">
                <text:p>0.0148832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35258">
                <text:p>0.023525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26588">
                <text:p>0.012658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24478">
                <text:p>0.022447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54769">
                <text:p>0.00154769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53856">
                <text:p>0.0153856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04564">
                <text:p>0.0204564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9233">
                <text:p>0.03923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10571">
                <text:p>0.041057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405962">
                <text:p>0.040596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419488">
                <text:p>0.0041948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33989">
                <text:p>0.013398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94533">
                <text:p>0.039453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93711">
                <text:p>0.0019371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09487">
                <text:p>0.0409487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25702">
                <text:p>0.012570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1785">
                <text:p>0.01178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835999">
                <text:p>0.0083599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86724">
                <text:p>0.0008672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5515">
                <text:p>0.002551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07369">
                <text:p>0.010736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31999">
                <text:p>0.0033199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16217">
                <text:p>0.0316217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42785">
                <text:p>0.034278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04537">
                <text:p>0.0104537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776765">
                <text:p>0.0077676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1492">
                <text:p>0.01149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07813">
                <text:p>0.020781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27294">
                <text:p>0.012729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13028">
                <text:p>0.011302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505354">
                <text:p>0.00050535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26446">
                <text:p>0.012644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47346">
                <text:p>0.024734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812023">
                <text:p>0.0081202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64628">
                <text:p>0.026462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92258">
                <text:p>0.009225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12775">
                <text:p>0.041277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495635">
                <text:p>0.00049563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47428">
                <text:p>0.0004742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15556">
                <text:p>0.0041555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01616">
                <text:p>0.0040161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638753">
                <text:p>0.0063875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08153">
                <text:p>0.020815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12348">
                <text:p>0.031234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819352">
                <text:p>0.0081935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77546">
                <text:p>0.0017754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08542">
                <text:p>0.010854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400716">
                <text:p>0.0040071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305457">
                <text:p>0.000305457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9099">
                <text:p>0.02909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35188">
                <text:p>0.033518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09304">
                <text:p>0.020930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35047">
                <text:p>0.00135047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23859">
                <text:p>0.022385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16993">
                <text:p>0.0216993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30074">
                <text:p>0.0013007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624996">
                <text:p>0.000624996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972871">
                <text:p>0.00972871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54704">
                <text:p>0.00154704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734622">
                <text:p>0.00073462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31748">
                <text:p>0.0031748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656309">
                <text:p>0.00065630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243049">
                <text:p>0.000243049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08675">
                <text:p>0.0108675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29912">
                <text:p>0.0229912</text:p>
              </table:table-cell>
              <table:table-cell office:value-type="float" office:value="0.07">
                <text:p>0.07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34248">
                <text:p>0.023424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21228">
                <text:p>0.0002122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06306">
                <text:p>0.0106306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05089">
                <text:p>0.0105089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803427">
                <text:p>0.00803427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31051">
                <text:p>0.0131051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01895">
                <text:p>0.0101895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30098">
                <text:p>0.013009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25768">
                <text:p>0.012576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48273">
                <text:p>0.00248273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32124">
                <text:p>0.0132124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07296">
                <text:p>0.0107296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684617">
                <text:p>0.000684617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951614">
                <text:p>0.00951614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820208">
                <text:p>0.00820208</text:p>
              </table:table-cell>
              <table:table-cell office:value-type="float" office:value="NaN">
                <text:p>NaN</text:p>
              </table:table-cell>
              <table:table-cell office:value-type="float" office:value="0.0305143">
                <text:p>0.030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880265">
                <text:p>0.0088026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3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3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1.601cm" svg:height="50.801cm" xlink:href=".." xlink:type="simple" chart:class="chart:line" chart:style-name="ch1">
        <chart:legend chart:legend-position="top" svg:x="38.913cm" svg:y="0.185cm" style:legend-expansion="wide" chart:style-name="ch2"/>
        <chart:plot-area chart:style-name="ch3" table:cell-range-address="medziTrening.A1:medziTrening.C201" chart:data-source-has-labels="row" svg:x="4.51cm" svg:y="3.001cm" svg:width="95.059cm" svg:height="44.336cm">
          <chartooo:coordinate-region svg:x="6.825cm" svg:y="3.511cm" svg:width="92.744cm" svg:height="41.222cm"/>
          <chart:axis chart:dimension="x" chart:name="primary-x" chart:style-name="ch4">
            <chart:title svg:x="46.901cm" svg:y="48.354cm" chart:style-name="ch5">
              <text:p>Spracovanie snímky</text:p>
            </chart:title>
          </chart:axis>
          <chart:axis chart:dimension="y" chart:name="primary-y" chart:style-name="ch6">
            <chart:title svg:x="0.451cm" svg:y="30.981cm" chart:style-name="ch7">
              <text:p>Abs. rozdielu pomerov</text:p>
            </chart:title>
            <chart:grid chart:style-name="ch8" chart:class="major"/>
          </chart:axis>
          <chart:series chart:style-name="ch9" chart:values-cell-range-address="medziTrening.A2:medziTrening.A201" chart:label-cell-address="medziTrening.A1:medziTrening.A1" chart:class="chart:line">
            <chart:data-point chart:repeated="200"/>
          </chart:series>
          <chart:series chart:style-name="ch10" chart:values-cell-range-address="medziTrening.B2:medziTrening.B201" chart:label-cell-address="medziTrening.B1:medziTrening.B1" chart:class="chart:line">
            <chart:data-point chart:repeated="200"/>
          </chart:series>
          <chart:series chart:style-name="ch11" chart:values-cell-range-address="medziTrening.C2:medziTrening.C201" chart:label-cell-address="medziTrening.C1:medziTrening.C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medziTrening.A1:medziTrening.A1</svg:desc>
                </draw:g>
              </table:table-cell>
              <table:table-cell office:value-type="string">
                <text:p>Prah</text:p>
                <draw:g>
                  <svg:desc>medziTrening.B1:medziTrening.B1</svg:desc>
                </draw:g>
              </table:table-cell>
              <table:table-cell office:value-type="string">
                <text:p>Reč skutočnosť</text:p>
                <draw:g>
                  <svg:desc>medziTrening.C1:medziTren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dziTrening.A2:medziTrening.A201</svg:desc>
                </draw:g>
              </table:table-cell>
              <table:table-cell office:value-type="float" office:value="0.0363044">
                <text:p>0.0363044</text:p>
                <draw:g>
                  <svg:desc>medziTrening.B2:medziTrening.B201</svg:desc>
                </draw:g>
              </table:table-cell>
              <table:table-cell office:value-type="float" office:value="NaN">
                <text:p>NaN</text:p>
                <draw:g>
                  <svg:desc>medziTrening.C2:medziTrening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1342">
                <text:p>0.0921342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4946">
                <text:p>0.0404946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6977">
                <text:p>0.11697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3187">
                <text:p>0.010318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90559">
                <text:p>0.0069055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5564">
                <text:p>0.021556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9388">
                <text:p>0.011938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127">
                <text:p>0.01312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49775">
                <text:p>0.0094977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2884">
                <text:p>0.018288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79066">
                <text:p>0.00879066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4227">
                <text:p>0.013422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18754">
                <text:p>0.0041875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23516">
                <text:p>0.00923516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7768">
                <text:p>0.010776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31652">
                <text:p>0.00131652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32935">
                <text:p>0.0013293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63962">
                <text:p>0.00263962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58908">
                <text:p>0.0095890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94">
                <text:p>0.00119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08519">
                <text:p>0.0010851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841255">
                <text:p>0.0084125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30904">
                <text:p>0.0023090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98494">
                <text:p>0.0029849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98494">
                <text:p>0.0029849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30117">
                <text:p>0.0013011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31741">
                <text:p>0.0093174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830349">
                <text:p>0.0083034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2977">
                <text:p>0.008297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03131">
                <text:p>0.00010313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3384">
                <text:p>0.012338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30835">
                <text:p>0.0093083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2399">
                <text:p>0.013239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58918">
                <text:p>0.0025891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20546">
                <text:p>0.0320546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819">
                <text:p>0.025819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49947">
                <text:p>0.044994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70397">
                <text:p>0.027039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64707">
                <text:p>0.002647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91918">
                <text:p>0.00191918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51631">
                <text:p>0.0251631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553131">
                <text:p>0.0000553131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188">
                <text:p>0.017188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6415">
                <text:p>0.0046415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62868">
                <text:p>0.0162868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81313">
                <text:p>0.00281313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47688">
                <text:p>0.0547688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50509">
                <text:p>0.00950509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63982">
                <text:p>0.0163982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11816">
                <text:p>0.0211816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20384">
                <text:p>0.0120384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88425">
                <text:p>0.0388425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37445">
                <text:p>0.0237445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94149">
                <text:p>0.0494149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7364">
                <text:p>0.0227364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42703">
                <text:p>0.0242703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7569">
                <text:p>0.0117569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99885">
                <text:p>0.0299885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07377">
                <text:p>0.040737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9136">
                <text:p>0.0319136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431524">
                <text:p>0.00431524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7067">
                <text:p>0.004706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00731">
                <text:p>0.0400731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7056">
                <text:p>0.017056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18069">
                <text:p>0.0618069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29835">
                <text:p>0.0229835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29973">
                <text:p>0.0329973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18975">
                <text:p>0.0318975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16978">
                <text:p>0.0316978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325">
                <text:p>0.028325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49347">
                <text:p>0.014934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1946">
                <text:p>0.0111946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6298">
                <text:p>0.012629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72134">
                <text:p>0.0027213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91558">
                <text:p>0.0099155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3284">
                <text:p>0.004328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521831">
                <text:p>0.0052183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409958">
                <text:p>0.0040995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2406">
                <text:p>0.0112406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90095">
                <text:p>0.019009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951052">
                <text:p>0.00951052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646792">
                <text:p>0.00646792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86481">
                <text:p>0.018648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641485">
                <text:p>0.0064148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3687">
                <text:p>0.002368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08773">
                <text:p>0.010877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61575">
                <text:p>0.016157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74184">
                <text:p>0.017418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07617">
                <text:p>0.010761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78658">
                <text:p>0.0027865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413078">
                <text:p>0.0041307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5089">
                <text:p>0.013508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409457">
                <text:p>0.0040945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668699">
                <text:p>0.0066869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639246">
                <text:p>0.00639246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818799">
                <text:p>0.0081879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962555">
                <text:p>0.0096255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46443">
                <text:p>0.0014644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36723">
                <text:p>0.013672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0857">
                <text:p>0.023085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83616">
                <text:p>0.00783616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61575">
                <text:p>0.016157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28682">
                <text:p>0.00228682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269651">
                <text:p>0.00026965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05637">
                <text:p>0.010563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816844">
                <text:p>0.0081684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05753">
                <text:p>0.010575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13282">
                <text:p>0.00313282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531442">
                <text:p>0.00531442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846724">
                <text:p>0.0084672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964205">
                <text:p>0.0096420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49284">
                <text:p>0.0014928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97917">
                <text:p>0.0029791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29441">
                <text:p>0.022944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04623">
                <text:p>0.010462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66987">
                <text:p>0.0026698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404331">
                <text:p>0.0040433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320137">
                <text:p>0.00032013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05043">
                <text:p>0.020504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32313">
                <text:p>0.023231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5038">
                <text:p>0.01503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56865">
                <text:p>0.025686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71418">
                <text:p>0.0077141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564128">
                <text:p>0.0056412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200272">
                <text:p>0.0000200272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78298">
                <text:p>0.007829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20628">
                <text:p>0.0092062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93639">
                <text:p>0.019363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03353">
                <text:p>0.030335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08119">
                <text:p>0.020811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76094">
                <text:p>0.017609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911944">
                <text:p>0.0091194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380696">
                <text:p>0.00380696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07996">
                <text:p>0.00107996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727">
                <text:p>0.00272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727">
                <text:p>0.00272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71301">
                <text:p>0.0017130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22095">
                <text:p>0.022209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38298">
                <text:p>0.013829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835386">
                <text:p>0.00835386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12821">
                <text:p>0.011282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82233">
                <text:p>0.018223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90132">
                <text:p>0.00590132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34933">
                <text:p>0.013493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24599">
                <text:p>0.012459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35344">
                <text:p>0.0013534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991374">
                <text:p>0.0099137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959364">
                <text:p>0.0095936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07941">
                <text:p>0.0010794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43586">
                <text:p>0.00243586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948283">
                <text:p>0.0094828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97278">
                <text:p>0.00029727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672224">
                <text:p>0.0067222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78041">
                <text:p>0.0027804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09679">
                <text:p>0.0030967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26383">
                <text:p>0.012638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241846">
                <text:p>0.0000241846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90407">
                <text:p>0.01904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03044">
                <text:p>0.020304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5489">
                <text:p>0.001548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339553">
                <text:p>0.00033955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55229">
                <text:p>0.0095522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10078">
                <text:p>0.011007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20218">
                <text:p>0.012021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63645">
                <text:p>0.0016364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82273">
                <text:p>0.018227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66098">
                <text:p>0.016609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35122">
                <text:p>0.0135122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32586">
                <text:p>0.0232586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35517">
                <text:p>0.013551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469929">
                <text:p>0.0046992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531065">
                <text:p>0.0053106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998937">
                <text:p>0.0099893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968632">
                <text:p>0.00968632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13241">
                <text:p>0.011324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333138">
                <text:p>0.0033313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28274">
                <text:p>0.012827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50304">
                <text:p>0.0015030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18317">
                <text:p>0.031831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15221">
                <text:p>0.041522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999357">
                <text:p>0.0099935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94678">
                <text:p>0.019467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67859">
                <text:p>0.016785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844648">
                <text:p>0.00844648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561383">
                <text:p>0.00561383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551455">
                <text:p>0.0055145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11284">
                <text:p>0.0111284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671242">
                <text:p>0.00671242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92251">
                <text:p>0.0029225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929479">
                <text:p>0.00929479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04965">
                <text:p>0.020496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08367">
                <text:p>0.020836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814921">
                <text:p>0.00814921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955445">
                <text:p>0.00955445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74537">
                <text:p>0.0017453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32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54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1.601cm" svg:height="50.801cm" xlink:href=".." xlink:type="simple" chart:class="chart:line" chart:style-name="ch1">
        <chart:legend chart:legend-position="top" svg:x="37.09cm" svg:y="0.185cm" style:legend-expansion="wide" chart:style-name="ch2"/>
        <chart:plot-area chart:style-name="ch3" table:cell-range-address="medziTest.A1:medziTest.D249" chart:data-source-has-labels="row" svg:x="4.51cm" svg:y="3.001cm" svg:width="95.059cm" svg:height="44.336cm">
          <chartooo:coordinate-region svg:x="6.825cm" svg:y="3.511cm" svg:width="92.642cm" svg:height="41.222cm"/>
          <chart:axis chart:dimension="x" chart:name="primary-x" chart:style-name="ch4">
            <chart:title svg:x="46.901cm" svg:y="48.354cm" chart:style-name="ch5">
              <text:p>Spracovanie snímky</text:p>
            </chart:title>
          </chart:axis>
          <chart:axis chart:dimension="y" chart:name="primary-y" chart:style-name="ch4">
            <chart:title svg:x="0.451cm" svg:y="31.233cm" chart:style-name="ch6">
              <text:p>Abs. rozdielov pomerov</text:p>
            </chart:title>
            <chart:grid chart:style-name="ch7" chart:class="major"/>
          </chart:axis>
          <chart:series chart:style-name="ch8" chart:values-cell-range-address="medziTest.A2:medziTest.A249" chart:label-cell-address="medziTest.A1:medziTest.A1" chart:class="chart:line">
            <chart:data-point chart:repeated="248"/>
          </chart:series>
          <chart:series chart:style-name="ch9" chart:values-cell-range-address="medziTest.B2:medziTest.B249" chart:label-cell-address="medziTest.B1:medziTest.B1" chart:class="chart:line">
            <chart:data-point chart:repeated="248"/>
          </chart:series>
          <chart:series chart:style-name="ch10" chart:values-cell-range-address="medziTest.C2:medziTest.C249" chart:label-cell-address="medziTest.C1:medziTest.C1" chart:class="chart:line">
            <chart:data-point chart:repeated="248"/>
          </chart:series>
          <chart:series chart:style-name="ch11" chart:values-cell-range-address="medziTest.D2:medziTest.D249" chart:label-cell-address="medziTest.D1:medziTest.D1" chart:class="chart:line">
            <chart:data-point chart:repeated="2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medziTest.A1:medziTest.A1</svg:desc>
                </draw:g>
              </table:table-cell>
              <table:table-cell office:value-type="string">
                <text:p>Reč</text:p>
                <draw:g>
                  <svg:desc>medziTest.B1:medziTest.B1</svg:desc>
                </draw:g>
              </table:table-cell>
              <table:table-cell office:value-type="string">
                <text:p>Prah</text:p>
                <draw:g>
                  <svg:desc>medziTest.C1:medziTest.C1</svg:desc>
                </draw:g>
              </table:table-cell>
              <table:table-cell office:value-type="string">
                <text:p>Reč skutočnosť</text:p>
                <draw:g>
                  <svg:desc>medziTest.D1:medzi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9097">
                <text:p>0.0189097</text:p>
                <draw:g>
                  <svg:desc>medziTest.A2:medziTest.A249</svg:desc>
                </draw:g>
              </table:table-cell>
              <table:table-cell office:value-type="float" office:value="NaN">
                <text:p>NaN</text:p>
                <draw:g>
                  <svg:desc>medziTest.B2:medziTest.B249</svg:desc>
                </draw:g>
              </table:table-cell>
              <table:table-cell office:value-type="float" office:value="0.0363044">
                <text:p>0.0363044</text:p>
                <draw:g>
                  <svg:desc>medziTest.C2:medziTest.C249</svg:desc>
                </draw:g>
              </table:table-cell>
              <table:table-cell office:value-type="float" office:value="NaN">
                <text:p>NaN</text:p>
                <draw:g>
                  <svg:desc>medziTest.D2:medziTest.D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1991">
                <text:p>0.0261991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69255">
                <text:p>0.0086925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23251">
                <text:p>0.000323251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76105">
                <text:p>0.0017610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3319">
                <text:p>0.011331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7697">
                <text:p>0.012769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67883">
                <text:p>0.0096788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0712">
                <text:p>0.019071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1357">
                <text:p>0.011135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15282">
                <text:p>0.0031528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73272">
                <text:p>0.0017327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19351">
                <text:p>0.00819351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43954">
                <text:p>0.00643954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66244">
                <text:p>0.0000566244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093">
                <text:p>0.01009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700225">
                <text:p>0.0070022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39344">
                <text:p>0.00139344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79297">
                <text:p>0.0027929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0078">
                <text:p>0.011007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16076">
                <text:p>0.00116076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72979">
                <text:p>0.0057297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69049">
                <text:p>0.016904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343">
                <text:p>0.01234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64205">
                <text:p>0.0096420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11284">
                <text:p>0.0111284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38468">
                <text:p>0.0033846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78049">
                <text:p>0.0077804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90612">
                <text:p>0.0039061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19933">
                <text:p>0.0041993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43074">
                <text:p>0.0143074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82809">
                <text:p>0.0018280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47149">
                <text:p>0.0014714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2697">
                <text:p>0.008269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12859">
                <text:p>0.011285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2262">
                <text:p>0.0000226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45855">
                <text:p>0.0044585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20628">
                <text:p>0.0092062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69542">
                <text:p>0.016954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97339">
                <text:p>0.019733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09953">
                <text:p>0.010995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03804">
                <text:p>0.0203804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940566">
                <text:p>0.00940566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6005">
                <text:p>0.018600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581013">
                <text:p>0.0058101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5682">
                <text:p>0.011568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3379">
                <text:p>0.024337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43072">
                <text:p>0.0014307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4777">
                <text:p>0.01477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9778">
                <text:p>0.010977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7577">
                <text:p>0.020757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71397">
                <text:p>0.017139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90869">
                <text:p>0.059086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09125">
                <text:p>0.00709125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49994">
                <text:p>0.0649994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76571">
                <text:p>0.0176571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8921">
                <text:p>0.0058921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54738">
                <text:p>0.0154738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5068">
                <text:p>0.0595068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36881">
                <text:p>0.00436881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12923">
                <text:p>0.00212923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50158">
                <text:p>0.0150158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17728">
                <text:p>0.0217728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79792">
                <text:p>0.00579792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09725">
                <text:p>0.0309725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56339">
                <text:p>0.015633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0102">
                <text:p>0.0190102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15706">
                <text:p>0.041570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61622">
                <text:p>0.0161622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00269">
                <text:p>0.040026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44817">
                <text:p>0.024481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98123">
                <text:p>0.0198123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74511">
                <text:p>0.0174511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572592">
                <text:p>0.00572592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957142">
                <text:p>0.00957142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965136">
                <text:p>0.0096513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23835">
                <text:p>0.00123835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528">
                <text:p>0.012528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78506">
                <text:p>0.017850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2633">
                <text:p>0.0112633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678398">
                <text:p>0.00678398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17593">
                <text:p>0.00117593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2162">
                <text:p>0.0122162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89027">
                <text:p>0.018902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89027">
                <text:p>0.018902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16002">
                <text:p>0.011600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07897">
                <text:p>0.030789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63493">
                <text:p>0.0096349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4247">
                <text:p>0.011424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46882">
                <text:p>0.0084688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76439">
                <text:p>0.0097643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46122">
                <text:p>0.0014612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2256">
                <text:p>0.0112256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25908">
                <text:p>0.012590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11468">
                <text:p>0.0081146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99174">
                <text:p>0.00299174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95721">
                <text:p>0.00295721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678398">
                <text:p>0.0067839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07852">
                <text:p>0.0010785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76277">
                <text:p>0.017627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442018">
                <text:p>0.0044201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23345">
                <text:p>0.022334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64219">
                <text:p>0.016421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14193">
                <text:p>0.021419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745517">
                <text:p>0.074551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44904">
                <text:p>0.0644904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913221">
                <text:p>0.00913221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23807">
                <text:p>0.012380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78989">
                <text:p>0.017898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8806">
                <text:p>0.054880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34175">
                <text:p>0.0234175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02033">
                <text:p>0.0402033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58777">
                <text:p>0.025877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78098">
                <text:p>0.0278098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27086">
                <text:p>0.062708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15014">
                <text:p>0.0215014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87014">
                <text:p>0.0287014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687763">
                <text:p>0.00687763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609">
                <text:p>0.06960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362863">
                <text:p>0.00362863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14729">
                <text:p>0.011472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62256">
                <text:p>0.0046225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07118">
                <text:p>0.0407118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58532">
                <text:p>0.0258532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43507">
                <text:p>0.014350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7457">
                <text:p>0.007745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53411">
                <text:p>0.0153411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95646">
                <text:p>0.019564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95646">
                <text:p>0.019564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58872">
                <text:p>0.0158872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57074">
                <text:p>0.0357074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70691">
                <text:p>0.00170691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956777">
                <text:p>0.0095677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14701">
                <text:p>0.0114701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931065">
                <text:p>0.00931065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1287">
                <text:p>0.001128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70982">
                <text:p>0.00270982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818805">
                <text:p>0.0081880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617206">
                <text:p>0.0000617206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683333">
                <text:p>0.0068333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35249">
                <text:p>0.0013524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16507">
                <text:p>0.021650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14147">
                <text:p>0.021414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646041">
                <text:p>0.00646041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50528">
                <text:p>0.0055052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16005">
                <text:p>0.0041600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934713">
                <text:p>0.0093471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439097">
                <text:p>0.0043909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439097">
                <text:p>0.0043909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435743">
                <text:p>0.0043574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81595">
                <text:p>0.0028159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84001">
                <text:p>0.00784001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68836">
                <text:p>0.00168836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44897">
                <text:p>0.014489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58626">
                <text:p>0.0158626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10249">
                <text:p>0.021024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23644">
                <text:p>0.0223644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0522">
                <text:p>0.01052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24791">
                <text:p>0.00224791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00301">
                <text:p>0.0100301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90517">
                <text:p>0.019051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936501">
                <text:p>0.00936501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87214">
                <text:p>0.0087214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41835">
                <text:p>0.0084183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12153">
                <text:p>0.011215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12153">
                <text:p>0.011215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65993">
                <text:p>0.0026599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43166">
                <text:p>0.00143166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44925">
                <text:p>0.014492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336035">
                <text:p>0.0033603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78226">
                <text:p>0.067822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67315">
                <text:p>0.0467315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25612">
                <text:p>0.0325612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62079">
                <text:p>0.056207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450985">
                <text:p>0.0450985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20119">
                <text:p>0.082011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1389">
                <text:p>0.04138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87777">
                <text:p>0.068777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41364">
                <text:p>0.0441364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08485">
                <text:p>0.0608485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30319">
                <text:p>0.0063031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63362">
                <text:p>0.00263362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847876">
                <text:p>0.0000084787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06986">
                <text:p>0.020698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36626">
                <text:p>0.0043662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69753">
                <text:p>0.00169753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525779">
                <text:p>0.0052577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926">
                <text:p>0.0192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55559">
                <text:p>0.035555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22927">
                <text:p>0.032292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39487">
                <text:p>0.013948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63385">
                <text:p>0.0163385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486626">
                <text:p>0.0048662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62538">
                <text:p>0.0262538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61145">
                <text:p>0.026114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23666">
                <text:p>0.0123666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79225">
                <text:p>0.007922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789291">
                <text:p>0.00789291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24429">
                <text:p>0.012442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51152">
                <text:p>0.015115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01425">
                <text:p>0.0401425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01288">
                <text:p>0.0101288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32941">
                <text:p>0.0332941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52337">
                <text:p>0.035233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09919">
                <text:p>0.020991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8386">
                <text:p>0.008386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16449">
                <text:p>0.021644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13138">
                <text:p>0.0213138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62181">
                <text:p>0.0162181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821285">
                <text:p>0.00821285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07117">
                <text:p>0.0107117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22035">
                <text:p>0.0122035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65795">
                <text:p>0.00265795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12072">
                <text:p>0.0112072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66169">
                <text:p>0.00166169</text:p>
              </table:table-cell>
              <table:table-cell office:value-type="float" office:value="0.07">
                <text:p>0.07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25053">
                <text:p>0.0072505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29591">
                <text:p>0.00729591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09664">
                <text:p>0.0109664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76346">
                <text:p>0.00176346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18759">
                <text:p>0.011875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42828">
                <text:p>0.014282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462963">
                <text:p>0.0046296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06995">
                <text:p>0.0070699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32755">
                <text:p>0.023275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40407">
                <text:p>0.024040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23194">
                <text:p>0.0323194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22035">
                <text:p>0.012203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77393">
                <text:p>0.0027739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12942">
                <text:p>0.011294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15693">
                <text:p>0.0115693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28825">
                <text:p>0.0012882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54048">
                <text:p>0.005404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34608">
                <text:p>0.0013460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27781">
                <text:p>0.0127781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11328">
                <text:p>0.011132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07787">
                <text:p>0.010778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21069">
                <text:p>0.012106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139317">
                <text:p>0.00139317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720675">
                <text:p>0.00720675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92166">
                <text:p>0.0192166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833282">
                <text:p>0.0083328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91888">
                <text:p>0.009188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91888">
                <text:p>0.0091888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32919">
                <text:p>0.0023291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979152">
                <text:p>0.00979152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98369">
                <text:p>0.0098369</text:p>
              </table:table-cell>
              <table:table-cell office:value-type="float" office:value="NaN">
                <text:p>NaN</text:p>
              </table:table-cell>
              <table:table-cell office:value-type="float" office:value="0.0363044">
                <text:p>0.03630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